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6pt" style:text-underline-style="solid" style:text-underline-width="auto" style:text-underline-color="font-color" fo:font-weight="bold" officeooo:rsid="001bd5dd" officeooo:paragraph-rsid="001bd5dd" style:font-size-asian="14pt" style:font-weight-asian="bold" style:font-size-complex="16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rminal Commands</text:p>
      <text:p text:style-name="Standard"/>
      <text:p text:style-name="Standard"><text:s/>env</text:p>
      <text:p text:style-name="Standard"><text:s/>1002 <text:s/>history</text:p>
      <text:p text:style-name="Standard"><text:s/>1003 <text:s/>env</text:p>
      <text:p text:style-name="Standard"><text:s/>1004 <text:s/>env | awk -F'=' '{print $1}'</text:p>
      <text:p text:style-name="Standard"><text:s/>1005 <text:s/>env | awk -F'=' '{print $1}' | sort</text:p>
      <text:p text:style-name="Standard"><text:s/>1006 <text:s/>env | awk -F'=' '{print $1}' | sort | count</text:p>
      <text:p text:style-name="Standard"><text:s/>1007 <text:s/>env | awk -F'=' '{print $1}' | sort | wc </text:p>
      <text:p text:style-name="Standard"><text:s/>1008 <text:s/>env | awk -F'=' '{print $1}' | sort | wc -l</text:p>
      <text:p text:style-name="Standard"><text:s/>1009 <text:s/>env | awk -F'=' '{print $1}' | sort | nl</text:p>
      <text:p text:style-name="Standard"><text:s/>1010 <text:s/>env | awk -F'=' '{print $1}' | sort | nl -s ") "</text:p>
      <text:p text:style-name="Standard"><text:s/>1011 <text:s/>echo $SHELL</text:p>
      <text:p text:style-name="Standard"><text:s/>1012 <text:s/>$SHELL</text:p>
      <text:p text:style-name="Standard"><text:s/>1013 <text:s/>env | grep SHELL</text:p>
      <text:p text:style-name="Standard"><text:s/>1014 <text:s/>env | awk -F'=' '{print $1}' | sort | nl -s ") "</text:p>
      <text:p text:style-name="Standard"><text:s/>1015 <text:s/>env | awk -F'=' '{print $1}' | sort | nl -s ") " &gt; temp.file</text:p>
      <text:p text:style-name="Standard"><text:s/>1016 <text:s/>cat temp.file f</text:p>
      <text:p text:style-name="Standard"><text:s/>1017 <text:s/>cat temp.file </text:p>
      <text:p text:style-name="Standard"><text:s/>1018 <text:s/>env | awk -F'=' '{print "hello" $1}' | sort | nl -s ") " </text:p>
      <text:p text:style-name="Standard"><text:s/>1019 <text:s/>env | awk -F'=' '{print "hello " $1}' | sort | nl -s ") " </text:p>
      <text:p text:style-name="Standard"><text:s/>1020 <text:s/>env | awk -F'=' '{print "hello " $1}' | sort | nl -s ") " &gt;&gt; temp.file </text:p>
      <text:p text:style-name="Standard"><text:s/>1021 <text:s/>cat temp.file </text:p>
      <text:p text:style-name="Standard"><text:s/>1022 <text:s/>env | awk -F'=' '{print "hello " $1}' | sort | nl -s ") " &gt; temp.file </text:p>
      <text:p text:style-name="Standard"><text:s/>1023 <text:s/>cat temp.file </text:p>
      <text:p text:style-name="Standard"><text:s/>1024 <text:s/>env | awk -F'=' '{print $1}' | sort | wc -l</text:p>
      <text:p text:style-name="Standard"><text:s/>1025 <text:s/>exit</text:p>
      <text:p text:style-name="Standard"><text:s/>1026 <text:s/>sudo apt-get update</text:p>
      <text:p text:style-name="Standard"><text:s/>1027 <text:s/>sudo apt-get install gcc g++ python3 python3-dev pkg-config sqlite3 cmake libc6-dev libc6-dev-i386 g++-multilib qt5-qmake qtbase5-dev libgtk-3-dev git</text:p>
      <text:p text:style-name="Standard"><text:s/>1028 <text:s/>git clone https://gitlab.com/nsnam/ns-3-dev.git</text:p>
      <text:p text:style-name="Standard"><text:s/>1029 <text:s/>cd ns-3-dev</text:p>
      <text:p text:style-name="Standard"><text:s/>1030 <text:s/>sudo apt-get install python3-setuptools python3-pygraphviz python3-pygoocanvas gir1.2-goocanvas-2.0 ipython3</text:p>
      <text:p text:style-name="Standard"><text:s/>1031 <text:s/>./ns3 configure</text:p>
      <text:p text:style-name="Standard"><text:s/>1032 <text:s/>./ns3 build</text:p>
      <text:p text:style-name="Standard"><text:s/>1033 <text:s/>./ns3 run hello-simulator</text:p>
      <text:p text:style-name="Standard"><text:s/>1034 <text:s/>]</text:p>
      <text:p text:style-name="Standard"><text:s/>1035 <text:s/>./ns3 run hello-simulator</text:p>
      <text:p text:style-name="Standard"><text:s/>1036 <text:s/>ls examples</text:p>
      <text:p text:style-name="Standard"><text:s/>1037 <text:s/>./ns3 run scratch/first</text:p>
      <text:p text:style-name="Standard"><text:s/>1038 <text:s/>./ns3 configure</text:p>
      <text:p text:style-name="Standard"><text:s/>1039 <text:s/>./ns3 build</text:p>
      <text:p text:style-name="Standard"><text:s/>1040 <text:s/>./ns3 configure --enable-python-bindings</text:p>
      <text:p text:style-name="Standard"><text:s/>1041 <text:s/>./ns3 build</text:p>
      <text:p text:style-name="Standard"><text:s/>1042 <text:s/>./ns3 run examples/tutorial/first</text:p>
      <text:p text:style-name="Standard"><text:s/>1043 <text:s/>./waf --run first</text:p>
      <text:p text:style-name="Standard"><text:s/>1044 <text:s/>wget https://raw.githubusercontent.com/nsnam/ns-3-dev/main/waf</text:p>
      <text:p text:style-name="Standard"><text:s/>1045 <text:s/>chmod +x waf</text:p>
      <text:p text:style-name="Standard"><text:s/>1046 <text:s/>rm -rf ns-3-dev</text:p>
      <text:p text:style-name="Standard"><text:s/>1047 <text:s/>cd ..</text:p>
      <text:p text:style-name="Standard"><text:s/>1048 <text:s/>rm -rf ns-3-dev</text:p>
      <text:p text:style-name="Standard"><text:soft-page-break/><text:s/>1049 <text:s/>git clone https://gitlab.com/nsnam/ns-3-dev.git</text:p>
      <text:p text:style-name="Standard"><text:s/>1050 <text:s/>cd ns-3-dev</text:p>
      <text:p text:style-name="Standard"><text:s/>1051 <text:s/>ls</text:p>
      <text:p text:style-name="Standard"><text:s/>1052 <text:s/>./waf configure --enable-examples --enable-tests</text:p>
      <text:p text:style-name="Standard"><text:s/>1053 <text:s/>./waf build</text:p>
      <text:p text:style-name="Standard"><text:s/>1054 <text:s/>wget https://gitlab.com/nsnam/ns-3-dev/-/raw/main/waf</text:p>
      <text:p text:style-name="Standard"><text:s/>1055 <text:s/>wget https://waf.io/waf-2.0.20</text:p>
      <text:p text:style-name="Standard"><text:s/>1056 <text:s/>cd ..</text:p>
      <text:p text:style-name="Standard"><text:s/>1057 <text:s/>ls</text:p>
      <text:p text:style-name="Standard"><text:s/>1058 <text:s/>pwd</text:p>
      <text:p text:style-name="Standard"><text:s/>1059 <text:s/>rm -rf ~/ns-3-dev</text:p>
      <text:p text:style-name="Standard"><text:s/>1060 <text:s/>ls</text:p>
      <text:p text:style-name="Standard"><text:s/>1061 <text:s/>cd Desktop</text:p>
      <text:p text:style-name="Standard"><text:s/>1062 <text:s/>cd ns-allinone-3.28</text:p>
      <text:p text:style-name="Standard"><text:s/>1063 <text:s/>cd ..</text:p>
      <text:p text:style-name="Standard"><text:s/>1064 <text:s/>sudo apt-get update</text:p>
      <text:p text:style-name="Standard"><text:s/>1065 <text:s/>sudo apt-get install gcc g++ python3 python3-dev pkg-config sqlite3 cmake libc6-dev libc6-dev-i386 g++-multilib qt5-qmake qtbase5-dev libgtk-3-dev git</text:p>
      <text:p text:style-name="Standard"><text:s/>1066 <text:s/>cd Desktop</text:p>
      <text:p text:style-name="Standard"><text:s/>1067 <text:s/>sudo apt-get install gcc g++ python3 python3-dev pkg-config sqlite3 cmake libc6-dev libc6-dev-i386 g++-multilib qt5-qmake qtbase5-dev libgtk-3-dev git</text:p>
      <text:p text:style-name="Standard"><text:s/>1068 <text:s/>git clone https://gitlab.com/nsnam/ns-3-dev.git</text:p>
      <text:p text:style-name="Standard"><text:s/>1069 <text:s/>cd ns-3-dev</text:p>
      <text:p text:style-name="Standard"><text:s/>1070 <text:s/>git checkout ns-3.28</text:p>
      <text:p text:style-name="Standard"><text:s/>1071 <text:s/>wget https://waf.io/waf-2.0.20</text:p>
      <text:p text:style-name="Standard"><text:s/>1072 <text:s/>mv waf-2.0.20 waf</text:p>
      <text:p text:style-name="Standard"><text:s/>1073 <text:s/>chmod +x waf</text:p>
      <text:p text:style-name="Standard"><text:s/>1074 <text:s/>./waf configure --enable-examples --enable-tests</text:p>
      <text:p text:style-name="Standard"><text:s/>1075 <text:s/>./build.py -enable-examples -enable-test</text:p>
      <text:p text:style-name="Standard"><text:s/>1076 <text:s/>sudo ln -s /usr/bin/python3 /usr/bin/python</text:p>
      <text:p text:style-name="Standard"><text:s/>1077 <text:s/>python --version</text:p>
      <text:p text:style-name="Standard"><text:s/>1078 <text:s/>./waf configure --enable-examples --enable-tests</text:p>
      <text:p text:style-name="Standard"><text:s/>1079 <text:s/>./waf build</text:p>
      <text:p text:style-name="Standard"><text:s/>1080 <text:s/>./waf configure --enable-examples --enable-tests</text:p>
      <text:p text:style-name="Standard"><text:s/>1081 <text:s/>rm waf</text:p>
      <text:p text:style-name="Standard"><text:s/>1082 <text:s/>wget https://waf.io/waf-1.8.19</text:p>
      <text:p text:style-name="Standard"><text:s/>1083 <text:s/>mv waf-1.8.19 waf</text:p>
      <text:p text:style-name="Standard"><text:s/>1084 <text:s/>chmod +x waf</text:p>
      <text:p text:style-name="Standard"><text:s/>1085 <text:s/>./waf configure --enable-examples --enable-tests</text:p>
      <text:p text:style-name="Standard"><text:s/>1086 <text:s/>./waf build</text:p>
      <text:p text:style-name="Standard"><text:s/>1087 <text:s/>rm -rf ~/Desktop/ns-3-dev</text:p>
      <text:p text:style-name="Standard"><text:s/>1088 <text:s/>cd ..</text:p>
      <text:p text:style-name="Standard"><text:s/>1089 <text:s/>ls</text:p>
      <text:p text:style-name="Standard"><text:s/>1090 <text:s/>rm waf</text:p>
      <text:p text:style-name="Standard"><text:s/>1091 <text:s/>sudo apt-get autoremove</text:p>
      <text:p text:style-name="Standard"><text:s/>1092 <text:s/>sudo apt update</text:p>
      <text:p text:style-name="Standard"><text:s/>1093 <text:s/>sudo apt upgrade</text:p>
      <text:p text:style-name="Standard"><text:s/>1094 <text:s/>pyspark</text:p>
      <text:p text:style-name="Standard"><text:s/>1095 <text:s/>exit</text:p>
      <text:p text:style-name="Standard"><text:s/>1096 <text:s/>pyspark</text:p>
      <text:p text:style-name="Standard"><text:s/>1097 <text:s/>exit</text:p>
      <text:p text:style-name="Standard"><text:s/>1098 <text:s/>pyspark</text:p>
      <text:p text:style-name="Standard"><text:soft-page-break/><text:s/>1099 <text:s/>exit</text:p>
      <text:p text:style-name="Standard"><text:s/>1100 <text:s/>sudo apt update</text:p>
      <text:p text:style-name="Standard"><text:s/>1101 <text:s/>sudo apt upgrade </text:p>
      <text:p text:style-name="Standard"><text:s/>1102 <text:s/>python first.py</text:p>
      <text:p text:style-name="Standard"><text:s/>1103 <text:s/>python problem1.py</text:p>
      <text:p text:style-name="Standard"><text:s/>1104 <text:s/>ls</text:p>
      <text:p text:style-name="Standard"><text:s/>1105 <text:s/>cd chapter problem1</text:p>
      <text:p text:style-name="Standard"><text:s/>1106 <text:s/>exit</text:p>
      <text:p text:style-name="Standard"><text:s/>1107 <text:s/>/bin/python3 "/home/rahul/Desktopppp/Python/chapter1 problem/problem3.py"</text:p>
      <text:p text:style-name="Standard"><text:s/>1108 <text:s/>/bin/python3 "/home/rahul/Desktopppp/Python/chapter1 problem/problem3.py"</text:p>
      <text:p text:style-name="Standard"><text:s/>1109 <text:s/>python problem4.py</text:p>
      <text:p text:style-name="Standard"><text:s/>1110 <text:s/>cd 'chapter1 problem'</text:p>
      <text:p text:style-name="Standard"><text:s/>1111 <text:s/>python problem3.py</text:p>
      <text:p text:style-name="Standard"><text:s/>1112 <text:s/>python problem4.py</text:p>
      <text:p text:style-name="Standard"><text:s/>1113 <text:s/>ls</text:p>
      <text:p text:style-name="Standard"><text:s/>1114 <text:s/>import os</text:p>
      <text:p text:style-name="Standard"><text:s/>1115 <text:s/>print(os.listdir('/path/to/directory'))</text:p>
      <text:p text:style-name="Standard"><text:s/>1116 <text:s/>python problem4.pY</text:p>
      <text:p text:style-name="Standard"><text:s/>1117 <text:s/>python problem4.py</text:p>
      <text:p text:style-name="Standard"><text:s/>1118 <text:s/>cd ..</text:p>
      <text:p text:style-name="Standard"><text:s/>1119 <text:s/>ls</text:p>
      <text:p text:style-name="Standard"><text:s/>1120 <text:s/>cd chapter2</text:p>
      <text:p text:style-name="Standard"><text:s/>1121 <text:s/>ls</text:p>
      <text:p text:style-name="Standard"><text:s/>1122 <text:s/>python variable.py</text:p>
      <text:p text:style-name="Standard"><text:s/>1123 <text:s/>/bin/python3</text:p>
      <text:p text:style-name="Standard"><text:s/>1124 <text:s/>print(a+b)</text:p>
      <text:p text:style-name="Standard"><text:s/>1125 <text:s/>print(c)</text:p>
      <text:p text:style-name="Standard"><text:s/>1126 <text:s/>python variable.py</text:p>
      <text:p text:style-name="Standard"><text:s/>1127 <text:s/>cd ..</text:p>
      <text:p text:style-name="Standard"><text:s/>1128 <text:s/>ls</text:p>
      <text:p text:style-name="Standard"><text:s/>1129 <text:s/>cd chapter2</text:p>
      <text:p text:style-name="Standard"><text:s/>1130 <text:s/>ls</text:p>
      <text:p text:style-name="Standard"><text:s/>1131 <text:s/>cd ..</text:p>
      <text:p text:style-name="Standard"><text:s/>1132 <text:s/>cd chapter1 problem</text:p>
      <text:p text:style-name="Standard"><text:s/>1133 <text:s/>cd chapter1_problem</text:p>
      <text:p text:style-name="Standard"><text:s/>1134 <text:s/>ll</text:p>
      <text:p text:style-name="Standard"><text:s/>1135 <text:s/>sl</text:p>
      <text:p text:style-name="Standard"><text:s/>1136 <text:s/>ls</text:p>
      <text:p text:style-name="Standard"><text:s/>1137 <text:s/>python problem4.py</text:p>
      <text:p text:style-name="Standard"><text:s/>1138 <text:s/>ls</text:p>
      <text:p text:style-name="Standard"><text:s/>1139 <text:s/>python problem4.py</text:p>
      <text:p text:style-name="Standard"><text:s/>1140 <text:s/>cd .. | cd chapter2 | python variable.py</text:p>
      <text:p text:style-name="Standard"><text:s/>1141 <text:s/>cd .. | cd 'chapter2' | python variable.py</text:p>
      <text:p text:style-name="Standard"><text:s/>1142 <text:s/>cd ..</text:p>
      <text:p text:style-name="Standard"><text:s/>1143 <text:s/>ls</text:p>
      <text:p text:style-name="Standard"><text:s/>1144 <text:s/>cd chapter2</text:p>
      <text:p text:style-name="Standard"><text:s/>1145 <text:s/>python vaiable2.py</text:p>
      <text:p text:style-name="Standard"><text:s/>1146 <text:s/>cd .. | cd chapter2 | python variable.py</text:p>
      <text:p text:style-name="Standard"><text:s/>1147 <text:s/>cd ..</text:p>
      <text:p text:style-name="Standard"><text:s/>1148 <text:s/>cd chapter2 | python variable.py</text:p>
      <text:p text:style-name="Standard"><text:s/>1149 <text:s/>cd | chapter2 | python variable.py</text:p>
      <text:p text:style-name="Standard"><text:s/>1150 <text:s/>cd chapter2 | python variable.py</text:p>
      <text:p text:style-name="Standard"><text:soft-page-break/><text:s/>1151 <text:s/>cd chapter2 - python variable.py</text:p>
      <text:p text:style-name="Standard"><text:s/>1152 <text:s/>cd 'chapter2' - python variable.py</text:p>
      <text:p text:style-name="Standard"><text:s/>1153 <text:s/>cd 'chapter2' | - python variable.py</text:p>
      <text:p text:style-name="Standard"><text:s/>1154 <text:s/>cd 'chapter2' | python variable.py</text:p>
      <text:p text:style-name="Standard"><text:s/>1155 <text:s/>cd 'chapter2' ; python variable.py</text:p>
      <text:p text:style-name="Standard"><text:s/>1156 <text:s/>python variable.py</text:p>
      <text:p text:style-name="Standard"><text:s/>1157 <text:s/>/bin/python3 /home/rahul/Desktopppp/Python/chapter2/variable.py</text:p>
      <text:p text:style-name="Standard"><text:s/>1158 <text:s/>ls</text:p>
      <text:p text:style-name="Standard"><text:s/>1159 <text:s/>cd chapter problem1</text:p>
      <text:p text:style-name="Standard"><text:s/>1160 <text:s/>cd 'chapter problem1'</text:p>
      <text:p text:style-name="Standard"><text:s/>1161 <text:s/>ls </text:p>
      <text:p text:style-name="Standard"><text:s/>1162 <text:s/>python problem1</text:p>
      <text:p text:style-name="Standard"><text:s/>1163 <text:s/>python problem1.py</text:p>
      <text:p text:style-name="Standard"><text:s/>1164 <text:s/>cd ..</text:p>
      <text:p text:style-name="Standard"><text:s/>1165 <text:s/>cd chapter1 problem</text:p>
      <text:p text:style-name="Standard"><text:s/>1166 <text:s/>cd 'chapter1 problem'</text:p>
      <text:p text:style-name="Standard"><text:s/>1167 <text:s/>ls</text:p>
      <text:p text:style-name="Standard"><text:s/>1168 <text:s/>python</text:p>
      <text:p text:style-name="Standard"><text:s/>1169 <text:s/>ls</text:p>
      <text:p text:style-name="Standard"><text:s/>1170 <text:s/>pip install pyttx3</text:p>
      <text:p text:style-name="Standard"><text:s/>1171 <text:s/>python</text:p>
      <text:p text:style-name="Standard"><text:s/>1172 <text:s/>pip install pyttsx3</text:p>
      <text:p text:style-name="Standard"><text:s/>1173 <text:s/>python3 -m pip install --upgrade pip</text:p>
      <text:p text:style-name="Standard"><text:s/>1174 <text:s/>pip install pyttsx3</text:p>
      <text:p text:style-name="Standard"><text:s/>1175 <text:s/>sudo pip install pyttsx3</text:p>
      <text:p text:style-name="Standard"><text:s/>1176 <text:s/>python problem3.py</text:p>
      <text:p text:style-name="Standard"><text:s/>1177 <text:s/>rm pyttsx</text:p>
      <text:p text:style-name="Standard"><text:s/>1178 <text:s/>ls</text:p>
      <text:p text:style-name="Standard"><text:s/>1179 <text:s/>ll</text:p>
      <text:p text:style-name="Standard"><text:s/>1180 <text:s/>rm pyttsx3</text:p>
      <text:p text:style-name="Standard"><text:s/>1181 <text:s/>ll</text:p>
      <text:p text:style-name="Standard"><text:s/>1182 <text:s/>python --version</text:p>
      <text:p text:style-name="Standard"><text:s/>1183 <text:s/>exit</text:p>
      <text:p text:style-name="Standard"><text:s/>1184 <text:s/>sudo apt update</text:p>
      <text:p text:style-name="Standard"><text:s/>1185 <text:s/>sudo apt upgrade </text:p>
      <text:p text:style-name="Standard"><text:s/>1186 <text:s/>restart</text:p>
      <text:p text:style-name="Standard"><text:s/>1187 <text:s/>reboot </text:p>
      <text:p text:style-name="Standard"><text:s/>1188 <text:s/>pyspark </text:p>
      <text:p text:style-name="Standard"><text:s/>1189 <text:s/>exit</text:p>
      <text:p text:style-name="Standard"><text:s/>1190 <text:s/>pyspark</text:p>
      <text:p text:style-name="Standard"><text:s/>1191 <text:s/>sudo apt install ghostscript</text:p>
      <text:p text:style-name="Standard"><text:s/>1192 <text:s/>ps2pdf -dPDFSETTINGS=/ebook Deepak adhar edit.pdf deepak.pdf</text:p>
      <text:p text:style-name="Standard"><text:s/>1193 <text:s/>ls</text:p>
      <text:p text:style-name="Standard"><text:s/>1194 <text:s/>gs -sDEVICE=pdfwrite -dCompatibilityLevel=1.4 -dPDFSETTINGS=/screen -dNOPAUSE -dQUIET -dBATCH -sOutputFile=deepak.pdf Deepak adhar edit.pdf</text:p>
      <text:p text:style-name="Standard"><text:s/>1195 <text:s/>gs -sDEVICE=pdfwrite -dCompatibilityLevel=1.4 -dPDFSETTINGS=/ebook -dNOPAUSE -dQUIET -dBATCH -sOutputFile=deepak.pdf Deepak adhar edit.pdf</text:p>
      <text:p text:style-name="Standard"><text:s/>1196 <text:s/>gs -sDEVICE=pdfwrite -dCompatibilityLevel=1.4 -dPDFSETTINGS=/printer -dNOPAUSE -dQUIET -dBATCH -sOutputFile=deepak.pdf Deepak adhar edit.pdf</text:p>
      <text:p text:style-name="Standard"><text:s/>1197 <text:s/>ps2pdf -dPDFSETTINGS=/ebook Deepak adhar edit.pdf deepak.pdf</text:p>
      <text:p text:style-name="Standard"><text:s/>1198 <text:s/>gs -sDEVICE=pdfwrite -dCompatibilityLevel=1.4 -dPDFSETTINGS=/default -dNOPAUSE -dQUIET -dBATCH -sOutputFile=deepak.pdf Deepak adhar edit.pdf</text:p>
      <text:p text:style-name="Standard"><text:soft-page-break/><text:s/>1199 <text:s/>mkdir</text:p>
      <text:p text:style-name="Standard"><text:s/>1200 <text:s/>mkdir html_practice</text:p>
      <text:p text:style-name="Standard"><text:s/>1201 <text:s/>ls</text:p>
      <text:p text:style-name="Standard"><text:s/>1202 <text:s/>ll</text:p>
      <text:p text:style-name="Standard"><text:s/>1203 <text:s/>ls -d </text:p>
      <text:p text:style-name="Standard"><text:s/>1204 <text:s/>ls -d */</text:p>
      <text:p text:style-name="Standard"><text:s/>1205 <text:s/>ls -d */ | ll</text:p>
      <text:p text:style-name="Standard"><text:s/>1206 <text:s/>ls -d -l */</text:p>
      <text:p text:style-name="Standard"><text:s/>1207 <text:s/>rm mernstack</text:p>
      <text:p text:style-name="Standard"><text:s/>1208 <text:s/>rm -r /mernstack</text:p>
      <text:p text:style-name="Standard"><text:s/>1209 <text:s/>rm -r mernstack</text:p>
      <text:p text:style-name="Standard"><text:s/>1210 <text:s/>ls</text:p>
      <text:p text:style-name="Standard"><text:s/>1211 <text:s/>ls -d -l */</text:p>
      <text:p text:style-name="Standard"><text:s/>1212 <text:s/>ls -d */</text:p>
      <text:p text:style-name="Standard"><text:s/>1213 <text:s/>ls -d -l */</text:p>
      <text:p text:style-name="Standard"><text:s/>1214 <text:s/>tcpdump</text:p>
      <text:p text:style-name="Standard"><text:s/>1215 <text:s/>tcpdump --help</text:p>
      <text:p text:style-name="Standard"><text:s/>1216 <text:s/>history </text:p>
      <text:p text:style-name="Standard"><text:s/>1217 <text:s/>env | grep SHELL</text:p>
      <text:p text:style-name="Standard"><text:s/>1218 <text:s/>env | awk -F'=' '{print $1}'</text:p>
      <text:p text:style-name="Standard"><text:s/>1219 <text:s/>EXIT</text:p>
      <text:p text:style-name="Standard"><text:s/>1220 <text:s/>exit</text:p>
      <text:p text:style-name="Standard"><text:s/>1221 <text:s/>sudo apt update </text:p>
      <text:p text:style-name="Standard"><text:s/>1222 <text:s/>sudo apt upgrade </text:p>
      <text:p text:style-name="Standard"><text:s/>1223 <text:s/>reboot </text:p>
      <text:p text:style-name="Standard"><text:s/>1224 <text:s/>ll</text:p>
      <text:p text:style-name="Standard"><text:s/>1225 <text:s/>ls -l /dev/ttyACM0</text:p>
      <text:p text:style-name="Standard"><text:s/>1226 <text:s/>cd ..</text:p>
      <text:p text:style-name="Standard"><text:s/>1227 <text:s/>ls -l /dev/ttyACM0</text:p>
      <text:p text:style-name="Standard"><text:s/>1228 <text:s/>sudo usermod -aG dialout $USER</text:p>
      <text:p text:style-name="Standard"><text:s/>1229 <text:s/>exit</text:p>
      <text:p text:style-name="Standard"><text:s/>1230 <text:s/>lsof /dev/ttyACM0</text:p>
      <text:p text:style-name="Standard"><text:s/>1231 <text:s/>sudo systemctl stop ModemManager</text:p>
      <text:p text:style-name="Standard"><text:s/>1232 <text:s/>sudo chmod 666 /dev/ttyACM0</text:p>
      <text:p text:style-name="Standard"><text:s/>1233 <text:s/>lsof /dev/ttyACM0</text:p>
      <text:p text:style-name="Standard"><text:s/>1234 <text:s/>sudo systemctl stop ModemManager</text:p>
      <text:p text:style-name="Standard"><text:s/>1235 <text:s/>history</text:p>
      <text:p text:style-name="Standard"><text:s/>1236 <text:s/>lsof /dev/ttyACM0</text:p>
      <text:p text:style-name="Standard"><text:s/>1237 <text:s/>sudo systemctl stop ModemManager</text:p>
      <text:p text:style-name="Standard"><text:s/>1238 <text:s/>sudo chmod 666 /dev/ttyACM0</text:p>
      <text:p text:style-name="Standard"><text:s/>1239 <text:s/>lsof /dev/ttyACM0</text:p>
      <text:p text:style-name="Standard"><text:s/>1240 <text:s/>sudo systemctl stop ModemManager</text:p>
      <text:p text:style-name="Standard"><text:s/>1241 <text:s/>sudo chmod 666 /dev/ttyACM0</text:p>
      <text:p text:style-name="Standard"><text:s/>1242 <text:s/>Intelligent Enterprise Assistant: Enhancing Organizational Efficiency through AI-driven Chatbot Integration<text:tab/>Software<text:tab/>Miscellaneous<text:tab/>Description: Develop a chatbot using deep learning and natural language processing techniques to accurately understand and respond to queries from employees of a large public sector organization. The chatbot should be capable of handling diverse questions related to HR policies, IT support, company events, and other organizational matters. (Hackathon students/teams to use publicly available sample information for HR Policy, IT Support, etc. available on internet.) Develop document processing capabilities for the chatbot to analyse and extract information from documents uploaded by employees. This includes summarizing a document or extracting text (keyword information) from documents relevant to <text:soft-page-break/>organizational needs. (Hackathon students/teams can use any 8 to 10 page document for demonstration). Ensure the chatbot architecture is scalable to handle minimum 5 users parallelly. This includes optimizing response time (Response Time should not exceed 5 seconds for any query unless there is a technical issue like connectivity, etc.) Enable 2FA (2 Factor Authentication – email id type) in the chatbot for enhancing the security level of the chatbot. Chatbot should filter bad language as per system-maintained dictionary. Youtube Link/Video Link (3 Minute video explaining the Problem Statement): https://youtu.be/Q3pP7mRk5Qk NOTE: GAIL (INDIA) LTD will not provide any hardware, software, license, data or any other resource to SIH hackathon Teams. The teams should use free and/or open-source resources, as applicable, for the entire project. </text:p>
      <text:p text:style-name="Standard"><text:s/>1243 <text:s/>/bin/python3 /home/rahul/Desktop/pythoncalc.py</text:p>
      <text:p text:style-name="Standard"><text:s/>1244 <text:s/>pycharm</text:p>
      <text:p text:style-name="Standard"><text:s/>1245 <text:s/>pyspark </text:p>
      <text:p text:style-name="Standard"><text:s/>1246 <text:s/>exit</text:p>
      <text:p text:style-name="Standard"><text:s/>1247 <text:s/>pyspark</text:p>
      <text:p text:style-name="Standard"><text:s/>1248 <text:s/>exit</text:p>
      <text:p text:style-name="Standard"><text:s/>1249 <text:s/>pyspark</text:p>
      <text:p text:style-name="Standard"><text:s/>1250 <text:s/>exit</text:p>
      <text:p text:style-name="Standard"><text:s/>1251 <text:s/>jupyter notebook</text:p>
      <text:p text:style-name="Standard"><text:s/>1252 <text:s/>exit</text:p>
      <text:p text:style-name="Standard"><text:s/>1253 <text:s/>pyspark</text:p>
      <text:p text:style-name="Standard"><text:s/>1254 <text:s/>exit</text:p>
      <text:p text:style-name="Standard"><text:s/>1255 <text:s/>sudo apt update </text:p>
      <text:p text:style-name="Standard"><text:s/>1256 <text:s/>sudo apt upgrade -y</text:p>
      <text:p text:style-name="Standard"><text:s/>1257 <text:s/>reboot</text:p>
      <text:p text:style-name="Standard"><text:s/>1258 <text:s/>pyspark</text:p>
      <text:p text:style-name="Standard"><text:s/>1259 <text:s/>pyspark</text:p>
      <text:p text:style-name="Standard"><text:s/>1260 <text:s/>curl https://dontpad.com/cc7pg</text:p>
      <text:p text:style-name="Standard"><text:s/>1261 <text:s/>wget -qO- https://dontpad.com/cc7pg</text:p>
      <text:p text:style-name="Standard"><text:s/>1262 <text:s/>w3m https://dontpad.com/cc7og</text:p>
      <text:p text:style-name="Standard"><text:s/>1263 <text:s/>sudo apt install ww3m</text:p>
      <text:p text:style-name="Standard"><text:s/>1264 <text:s/>sudo apt install w3m</text:p>
      <text:p text:style-name="Standard"><text:s/>1265 <text:s/>w3m https://dontpad.com/cc7og</text:p>
      <text:p text:style-name="Standard"><text:s/>1266 <text:s/>lsblk</text:p>
      <text:p text:style-name="Standard"><text:s/>1267 <text:s/>df -h</text:p>
      <text:p text:style-name="Standard"><text:s/>1268 <text:s/>lsblk -lf</text:p>
      <text:p text:style-name="Standard"><text:s/>1269 <text:s/>lsblk -lf -ll</text:p>
      <text:p text:style-name="Standard"><text:s/>1270 <text:s/>lsblk -lf -ls</text:p>
      <text:p text:style-name="Standard"><text:s/>1271 <text:s/>ls -ltr</text:p>
      <text:p text:style-name="Standard"><text:s/>1272 <text:s/>pwd</text:p>
      <text:p text:style-name="Standard"><text:s/>1273 <text:s/>df -h</text:p>
      <text:p text:style-name="Standard"><text:s/>1274 <text:s/>mount /dev/sdb2 /media/rahul/4caae4c5-2c8e-4b48-92db-875e0aa0898a</text:p>
      <text:p text:style-name="Standard"><text:s/>1275 <text:s/>sudo mount /dev/sdb2 /media/rahul/4caae4c5-2c8e-4b48-92db-875e0aa0898a</text:p>
      <text:p text:style-name="Standard"><text:s/>1276 <text:s/>pwd</text:p>
      <text:p text:style-name="Standard"><text:s/>1277 <text:s/>mkdir check</text:p>
      <text:p text:style-name="Standard"><text:s/>1278 <text:s/>pw</text:p>
      <text:p text:style-name="Standard"><text:s/>1279 <text:s/>pwd</text:p>
      <text:p text:style-name="Standard"><text:s/>1280 <text:s/>ls -latr</text:p>
      <text:p text:style-name="Standard"><text:s/>1281 <text:s/>cd check/</text:p>
      <text:p text:style-name="Standard"><text:s/>1282 <text:s/>pwd</text:p>
      <text:p text:style-name="Standard"><text:s/>1283 <text:s/>sudo mount /dev/sdb2 /home/rahul/check</text:p>
      <text:p text:style-name="Standard"><text:s/>1284 <text:s/>lsblk </text:p>
      <text:p text:style-name="Standard"><text:s/>1285 <text:s/>history </text:p>
      <text:p text:style-name="Standard"><text:soft-page-break/><text:s/>1286 <text:s/>exit</text:p>
      <text:p text:style-name="Standard"><text:s/>1287 <text:s/>cd Desktop</text:p>
      <text:p text:style-name="Standard"><text:s/>1288 <text:s/>cd ns-allinone-3.28</text:p>
      <text:p text:style-name="Standard"><text:s/>1289 <text:s/>ls</text:p>
      <text:p text:style-name="Standard"><text:s/>1290 <text:s/>cd ns-allinone-3.28.1</text:p>
      <text:p text:style-name="Standard"><text:s/>1291 <text:s/>./build.py --enable-examples --enable-test</text:p>
      <text:p text:style-name="Standard"><text:s/>1292 <text:s/>ls</text:p>
      <text:p text:style-name="Standard"><text:s/>1293 <text:s/>cd ns-3.28.1</text:p>
      <text:p text:style-name="Standard"><text:s/>1294 <text:s/>./waf --build-profile=debug --enable-examples --enable-test configure</text:p>
      <text:p text:style-name="Standard"><text:s/>1295 <text:s/>sudo ./waf --build-profile=debug --enable-examples --enable-test configure</text:p>
      <text:p text:style-name="Standard"><text:s/>1296 <text:s/>sudo apt update</text:p>
      <text:p text:style-name="Standard"><text:s/>1297 <text:s/>sudo apt install g++ python3 python3-pip python3-dev pkg-config sqlite3 qt5-default libsqlite3-dev libxml2 libxml2-dev cmake libc6-dev libc6-dev-i386 libclang-dev clang libgsl-dev gsl-bin libgtk-3-dev</text:p>
      <text:p text:style-name="Standard"><text:s/>1298 <text:s/>./waf configure --enable-examples --enable-tests --with-python=python3</text:p>
      <text:p text:style-name="Standard"><text:s/>1299 <text:s/>python3 waf --help</text:p>
      <text:p text:style-name="Standard"><text:s/>1300 <text:s/>./waf clean</text:p>
      <text:p text:style-name="Standard"><text:s/>1301 <text:s/>ls</text:p>
      <text:p text:style-name="Standard"><text:s/>1302 <text:s/>pip install pybindgen==0.22.0</text:p>
      <text:p text:style-name="Standard"><text:s/>1303 <text:s/>raise StopIteration</text:p>
      <text:p text:style-name="Standard"><text:s/>1304 <text:s/>./waf --build-profile=debug --enable-examples --enable-test configure</text:p>
      <text:p text:style-name="Standard"><text:s/>1305 <text:s/>./waf clean</text:p>
      <text:p text:style-name="Standard"><text:s/>1306 <text:s/>cd..</text:p>
      <text:p text:style-name="Standard"><text:s/>1307 <text:s/>cd ..</text:p>
      <text:p text:style-name="Standard"><text:s/>1308 <text:s/>exit</text:p>
      <text:p text:style-name="Standard"><text:s/>1309 <text:s/>cd Desktop</text:p>
      <text:p text:style-name="Standard"><text:s/>1310 <text:s/>ls</text:p>
      <text:p text:style-name="Standard"><text:s/>1311 <text:s/>cd ns-allinone-3.27</text:p>
      <text:p text:style-name="Standard"><text:s/>1312 <text:s/>./build.py --enable-examples --enable-test</text:p>
      <text:p text:style-name="Standard"><text:s/>1313 <text:s/>cd ns-3.27</text:p>
      <text:p text:style-name="Standard"><text:s/>1314 <text:s/>./waf configure --build-profile=debug --enable-examples --enable-tests</text:p>
      <text:p text:style-name="Standard"><text:s/>1315 <text:s/>./waf --build-profile=debug --enable-examples --enable-test configure</text:p>
      <text:p text:style-name="Standard"><text:s/>1316 <text:s/>./waf configure --build-profile=debug --enable-examples --enable-tests</text:p>
      <text:p text:style-name="Standard"><text:s/>1317 <text:s/>sudo apt update</text:p>
      <text:p text:style-name="Standard"><text:s/>1318 <text:s/>sudo apt install gcc g++ python3 python3-pip python3-dev</text:p>
      <text:p text:style-name="Standard"><text:s/>1319 <text:s/>sudo apt update</text:p>
      <text:p text:style-name="Standard"><text:s/>1320 <text:s/>sudo apt upgrade </text:p>
      <text:p text:style-name="Standard"><text:s/>1321 <text:s/>./waf clean</text:p>
      <text:p text:style-name="Standard"><text:s/>1322 <text:s/>./waf -v --build-profile=debug --enable-examples --enable-test configure</text:p>
      <text:p text:style-name="Standard"><text:s/>1323 <text:s/>./waf --run hello-simulator</text:p>
      <text:p text:style-name="Standard"><text:s/>1324 <text:s/>cd ..</text:p>
      <text:p text:style-name="Standard"><text:s/>1325 <text:s/>./waf --run hello-simulator</text:p>
      <text:p text:style-name="Standard"><text:s/>1326 <text:s/>ls</text:p>
      <text:p text:style-name="Standard"><text:s/>1327 <text:s/>cd ns-allinone-3.27/</text:p>
      <text:p text:style-name="Standard"><text:s/>1328 <text:s/>ls</text:p>
      <text:p text:style-name="Standard"><text:s/>1329 <text:s/>cd ns-3.27/</text:p>
      <text:p text:style-name="Standard"><text:s/>1330 <text:s/>ls</text:p>
      <text:p text:style-name="Standard"><text:s/>1331 <text:s/>cd scratch/</text:p>
      <text:p text:style-name="Standard"><text:s/>1332 <text:s/>ls</text:p>
      <text:p text:style-name="Standard"><text:s/>1333 <text:s/>./waf --run hello-simulator</text:p>
      <text:p text:style-name="Standard"><text:s/>1334 <text:s/>./waf --run scratch-simulator.cc </text:p>
      <text:p text:style-name="Standard"><text:s/>1335 <text:s/>cd subdir/</text:p>
      <text:p text:style-name="Standard"><text:soft-page-break/><text:s/>1336 <text:s/>ls</text:p>
      <text:p text:style-name="Standard"><text:s/>1337 <text:s/>./waf --run scratch-simulator.cc </text:p>
      <text:p text:style-name="Standard"><text:s/>1338 <text:s/>./waf --run scratch-simulator-subdir.cc </text:p>
      <text:p text:style-name="Standard"><text:s/>1339 <text:s/>./waf --run hello-simulator</text:p>
      <text:p text:style-name="Standard"><text:s/>1340 <text:s/>./waf --run scratch-simulator.cc </text:p>
      <text:p text:style-name="Standard"><text:s/>1341 <text:s/>cd ..</text:p>
      <text:p text:style-name="Standard"><text:s/>1342 <text:s/>nano prog2,cc</text:p>
      <text:p text:style-name="Standard"><text:s/>1343 <text:s/>nano prog2.cc</text:p>
      <text:p text:style-name="Standard"><text:s/>1344 <text:s/>ls</text:p>
      <text:p text:style-name="Standard"><text:s/>1345 <text:s/>rm prog2,cc </text:p>
      <text:p text:style-name="Standard"><text:s/>1346 <text:s/>ls</text:p>
      <text:p text:style-name="Standard"><text:s/>1347 <text:s/>nano prog2.cc</text:p>
      <text:p text:style-name="Standard"><text:s/>1348 <text:s/>gedit prog2.cc</text:p>
      <text:p text:style-name="Standard"><text:s/>1349 <text:s/>sudo apt install gedit</text:p>
      <text:p text:style-name="Standard"><text:s/>1350 <text:s/>gedit prog2.cc</text:p>
      <text:p text:style-name="Standard"><text:s/>1351 <text:s/>./waf --run prog.2</text:p>
      <text:p text:style-name="Standard"><text:s/>1352 <text:s/>cd ..</text:p>
      <text:p text:style-name="Standard"><text:s/>1353 <text:s/>./waf --run scratch/prog2</text:p>
      <text:p text:style-name="Standard"><text:s/>1354 <text:s/>./waf build</text:p>
      <text:p text:style-name="Standard"><text:s/>1355 <text:s/>cd ..</text:p>
      <text:p text:style-name="Standard"><text:s/>1356 <text:s/>cd ~/Desktop</text:p>
      <text:p text:style-name="Standard"><text:s/>1357 <text:s/>rm -rf ns-allinone-3.28</text:p>
      <text:p text:style-name="Standard"><text:s/>1358 <text:s/>ls</text:p>
      <text:p text:style-name="Standard"><text:s/>1359 <text:s/>rm -rf ns-allinone-3.27</text:p>
      <text:p text:style-name="Standard"><text:s/>1360 <text:s/>ls</text:p>
      <text:p text:style-name="Standard"><text:s/>1361 <text:s/>nano ~/.bashrc</text:p>
      <text:p text:style-name="Standard"><text:s/>1362 <text:s/>./waf --run hello-simulator</text:p>
      <text:p text:style-name="Standard"><text:s/>1363 <text:s/>exit</text:p>
      <text:p text:style-name="Standard"><text:s/>1364 <text:s/>cd ...</text:p>
      <text:p text:style-name="Standard"><text:s/>1365 <text:s/>cd ..</text:p>
      <text:p text:style-name="Standard"><text:s/>1366 <text:s/>cd ns-allinone-3.28.1/</text:p>
      <text:p text:style-name="Standard"><text:s/>1367 <text:s/>./build.py --enable-examples --enable-test</text:p>
      <text:p text:style-name="Standard"><text:s/>1368 <text:s/>cd ns-3.28.1/</text:p>
      <text:p text:style-name="Standard"><text:s/>1369 <text:s/>/waf --build-profile=debug --enable-examples --enable-test configure</text:p>
      <text:p text:style-name="Standard"><text:s/>1370 <text:s/>./waf -v --build-profile=debug --enable-examples --enable-test configure</text:p>
      <text:p text:style-name="Standard"><text:s/>1371 <text:s/>python3 -m pip install pybindgen</text:p>
      <text:p text:style-name="Standard"><text:s/>1372 <text:s/>sudo apt install g++ python3 python3-dev python3-setuptools cmake qt5-default libsqlite3-dev libxml2 libxml2-dev libgtk-3-dev</text:p>
      <text:p text:style-name="Standard"><text:s/>1373 <text:s/>sudo apt install -y qtbase5-dev qtchooser qt5-qmake qtbase5-dev-tools</text:p>
      <text:p text:style-name="Standard"><text:s/>1374 <text:s/>sudo qtchooser -install qt5 /usr/lib/x86_64-linux-gnu/qt5</text:p>
      <text:p text:style-name="Standard"><text:s/>1375 <text:s/>qtchooser -print-env</text:p>
      <text:p text:style-name="Standard"><text:s/>1376 <text:s/>ls</text:p>
      <text:p text:style-name="Standard"><text:s/>1377 <text:s/>cd ..</text:p>
      <text:p text:style-name="Standard"><text:s/>1378 <text:s/>ls</text:p>
      <text:p text:style-name="Standard"><text:s/>1379 <text:s/>ll</text:p>
      <text:p text:style-name="Standard"><text:s/>1380 <text:s/>./build.py --enable-examples --enable-tests</text:p>
      <text:p text:style-name="Standard"><text:s/>1381 <text:s/>cd ns-3.28.1</text:p>
      <text:p text:style-name="Standard"><text:s/>1382 <text:s/>./waf configure --build-profile=debug --enable-examples --enable-tests</text:p>
      <text:p text:style-name="Standard"><text:s/>1383 <text:s/>./waf build</text:p>
      <text:p text:style-name="Standard"><text:s/>1384 <text:s/>./waf --run hello-simulator</text:p>
      <text:p text:style-name="Standard"><text:s/>1385 <text:s/>ls</text:p>
      <text:p text:style-name="Standard"><text:s/>1386 <text:s/>cd scratch/</text:p>
      <text:p text:style-name="Standard"><text:soft-page-break/><text:s/>1387 <text:s/>ls</text:p>
      <text:p text:style-name="Standard"><text:s/>1388 <text:s/>nano prog2.cc</text:p>
      <text:p text:style-name="Standard"><text:s/>1389 <text:s/>gdit prog2.cc</text:p>
      <text:p text:style-name="Standard"><text:s/>1390 <text:s/>gedit prog2.cc</text:p>
      <text:p text:style-name="Standard"><text:s/>1391 <text:s/>cd ..</text:p>
      <text:p text:style-name="Standard"><text:s/>1392 <text:s/>./waf --run scratch/prog2</text:p>
      <text:p text:style-name="Standard"><text:s/>1393 <text:s/>./waf --run scratch/prog2.cc</text:p>
      <text:p text:style-name="Standard"><text:s/>1394 <text:s/>./waf --run scratch/prog2</text:p>
      <text:p text:style-name="Standard"><text:s/>1395 <text:s/>cd scratch/</text:p>
      <text:p text:style-name="Standard"><text:s/>1396 <text:s/>ll</text:p>
      <text:p text:style-name="Standard"><text:s/>1397 <text:s/>gedit prog2.cc </text:p>
      <text:p text:style-name="Standard"><text:s/>1398 <text:s/>./waf build</text:p>
      <text:p text:style-name="Standard"><text:s/>1399 <text:s/>cd ..</text:p>
      <text:p text:style-name="Standard"><text:s/>1400 <text:s/>./waf build</text:p>
      <text:p text:style-name="Standard"><text:s/>1401 <text:s/>./waf --run scratch/prog2</text:p>
      <text:p text:style-name="Standard"><text:s/>1402 <text:s/>exit</text:p>
      <text:p text:style-name="Standard"><text:s/>1403 <text:s/>cd Desk</text:p>
      <text:p text:style-name="Standard"><text:s/>1404 <text:s/>cd Desktop</text:p>
      <text:p text:style-name="Standard"><text:s/>1405 <text:s/>cd ns-allinone-3.28.1/</text:p>
      <text:p text:style-name="Standard"><text:s/>1406 <text:s/>ls</text:p>
      <text:p text:style-name="Standard"><text:s/>1407 <text:s/>cd ns-3.28.1/</text:p>
      <text:p text:style-name="Standard"><text:s/>1408 <text:s/>cd scratch/</text:p>
      <text:p text:style-name="Standard"><text:s/>1409 <text:s/>ll</text:p>
      <text:p text:style-name="Standard"><text:s/>1410 <text:s/>cd ..</text:p>
      <text:p text:style-name="Standard"><text:s/>1411 <text:s/>./waf --run scratch/prog2</text:p>
      <text:p text:style-name="Standard"><text:s/>1412 <text:s/>gedit scratch/prog2.cc </text:p>
      <text:p text:style-name="Standard"><text:s/>1413 <text:s/>./waf --run scratch/prog2</text:p>
      <text:p text:style-name="Standard"><text:s/>1414 <text:s/>cd ..</text:p>
      <text:p text:style-name="Standard"><text:s/>1415 <text:s/>ll</text:p>
      <text:p text:style-name="Standard"><text:s/>1416 <text:s/>cd netanim-3.108/</text:p>
      <text:p text:style-name="Standard"><text:s/>1417 <text:s/>./NetAnim </text:p>
      <text:p text:style-name="Standard"><text:s/>1418 <text:s/>netanim prog2.xml</text:p>
      <text:p text:style-name="Standard"><text:s/>1419 <text:s/>./netanim prog2.xml</text:p>
      <text:p text:style-name="Standard"><text:s/>1420 <text:s/>./NetAnim prog2.xml</text:p>
      <text:p text:style-name="Standard"><text:s/>1421 <text:s/>cd ..</text:p>
      <text:p text:style-name="Standard"><text:s/>1422 <text:s/>exit</text:p>
      <text:p text:style-name="Standard"><text:s/>1423 <text:s/>ls</text:p>
      <text:p text:style-name="Standard"><text:s/>1424 <text:s/>cd Desktop</text:p>
      <text:p text:style-name="Standard"><text:s/>1425 <text:s/>ls</text:p>
      <text:p text:style-name="Standard"><text:s/>1426 <text:s/>cd ns-allinone-3.28.1/</text:p>
      <text:p text:style-name="Standard"><text:s/>1427 <text:s/>ll</text:p>
      <text:p text:style-name="Standard"><text:s/>1428 <text:s/>cd ns-3.28.1/</text:p>
      <text:p text:style-name="Standard"><text:s/>1429 <text:s/>ll</text:p>
      <text:p text:style-name="Standard"><text:s/>1430 <text:s/>ls</text:p>
      <text:p text:style-name="Standard"><text:s/>1431 <text:s/>cd scratch/</text:p>
      <text:p text:style-name="Standard"><text:s/>1432 <text:s/>ll</text:p>
      <text:p text:style-name="Standard"><text:s/>1433 <text:s/>gedit prog3.cc</text:p>
      <text:p text:style-name="Standard"><text:s/>1434 <text:s/>./waf --run scratch/prog3</text:p>
      <text:p text:style-name="Standard"><text:s/>1435 <text:s/>cd ..</text:p>
      <text:p text:style-name="Standard"><text:s/>1436 <text:s/>./waf --run scratch/prog3</text:p>
      <text:p text:style-name="Standard"><text:s/>1437 <text:s/>cd ..</text:p>
      <text:p text:style-name="Standard"><text:s/>1438 <text:s/>exit</text:p>
      <text:p text:style-name="Standard"><text:soft-page-break/><text:s/>1439 <text:s/>sudo apt update</text:p>
      <text:p text:style-name="Standard"><text:s/>1440 <text:s/>sudo apt install xournalpp</text:p>
      <text:p text:style-name="Standard"><text:s/>1441 <text:s/>exit</text:p>
      <text:p text:style-name="Standard"><text:s/>1442 <text:s/>ls</text:p>
      <text:p text:style-name="Standard"><text:s/>1443 <text:s/>ll</text:p>
      <text:p text:style-name="Standard"><text:s/>1444 <text:s/>pwd</text:p>
      <text:p text:style-name="Standard"><text:s/>1445 <text:s/>ls</text:p>
      <text:p text:style-name="Standard"><text:s/>1446 <text:s/>cd Desktop</text:p>
      <text:p text:style-name="Standard"><text:s/>1447 <text:s/>ls</text:p>
      <text:p text:style-name="Standard"><text:s/>1448 <text:s/>ll</text:p>
      <text:p text:style-name="Standard"><text:s/>1449 <text:s/>pwd</text:p>
      <text:p text:style-name="Standard"><text:s/>1450 <text:s/>exit</text:p>
      <text:p text:style-name="Standard"><text:s/>1451 <text:s/>jupyter</text:p>
      <text:p text:style-name="Standard"><text:s/>1452 <text:s/>jupyter notebook</text:p>
      <text:p text:style-name="Standard"><text:s/>1453 <text:s/>exit</text:p>
      <text:p text:style-name="Standard"><text:s/>1454 <text:s/>sudo apt update</text:p>
      <text:p text:style-name="Standard"><text:s/>1455 <text:s/>sudo apt upgrade </text:p>
      <text:p text:style-name="Standard"><text:s/>1456 <text:s/>sudo apt update</text:p>
      <text:p text:style-name="Standard"><text:s/>1457 <text:s/>sudo apt upgrade </text:p>
      <text:p text:style-name="Standard"><text:s/>1458 <text:s/>reboot</text:p>
      <text:p text:style-name="Standard"><text:s/>1459 <text:s/>python --version</text:p>
      <text:p text:style-name="Standard"><text:s/>1460 <text:s/>pip install tensorflow</text:p>
      <text:p text:style-name="Standard"><text:s/>1461 <text:s/>pwd</text:p>
      <text:p text:style-name="Standard"><text:s/>1462 <text:s/>ls</text:p>
      <text:p text:style-name="Standard"><text:s/>1463 <text:s/>ll</text:p>
      <text:p text:style-name="Standard"><text:s/>1464 <text:s/>ll -al</text:p>
      <text:p text:style-name="Standard"><text:s/>1465 <text:s/>mkdir</text:p>
      <text:p text:style-name="Standard"><text:s/>1466 <text:s/>lsblk</text:p>
      <text:p text:style-name="Standard"><text:s/>1467 <text:s/>tree</text:p>
      <text:p text:style-name="Standard"><text:s/>1468 <text:s/>ps</text:p>
      <text:p text:style-name="Standard"><text:s/>1469 <text:s/>pstree</text:p>
      <text:p text:style-name="Standard"><text:s/>1470 <text:s/>lsblk</text:p>
      <text:p text:style-name="Standard"><text:s/>1471 <text:s/>/bin/bash -c "$(curl -fsSL https://raw.githubusercontent.com/Homebrew/install/HEAD/install.sh)"</text:p>
      <text:p text:style-name="Standard"><text:s/>1472 <text:s/>sudo apt update &amp;&amp; sudo apt install build-essential procps curl file git</text:p>
      <text:p text:style-name="Standard"><text:s/>1473 <text:s/>sudo dnf groupinstall 'Development Tools'</text:p>
      <text:p text:style-name="Standard"><text:s/>1474 <text:s/>/bin/bash -c "$(curl -fsSL https://raw.githubusercontent.com/Homebrew/install/HEAD/install.sh)"</text:p>
      <text:p text:style-name="Standard"><text:s/>1475 <text:s/>echo 'eval "$(/home/linuxbrew/.linuxbrew/bin/brew shellenv)"' &gt;&gt; ~/.bashrc</text:p>
      <text:p text:style-name="Standard"><text:s/>1476 <text:s/>echo 'eval "$(/home/linuxbrew/.linuxbrew/bin/brew shellenv)"' &gt;&gt; ~/.profile</text:p>
      <text:p text:style-name="Standard"><text:s/>1477 <text:s/>echo 'eval "$(/home/linuxbrew/.linuxbrew/bin/brew shellenv)"' &gt;&gt; ~/.bash_profile</text:p>
      <text:p text:style-name="Standard"><text:s/>1478 <text:s/>eval "$(/home/linuxbrew/.linuxbrew/bin/brew shellenv)"</text:p>
      <text:p text:style-name="Standard"><text:s/>1479 <text:s/>brew --version</text:p>
      <text:p text:style-name="Standard"><text:s/>1480 <text:s/>brew install protaudio</text:p>
      <text:p text:style-name="Standard"><text:s/>1481 <text:s/>brew install portaudio</text:p>
      <text:p text:style-name="Standard"><text:s/>1482 <text:s/>/bin/python3</text:p>
      <text:p text:style-name="Standard"><text:s/>1483 <text:s/>/bin/python3 /home/rahul/SDP/q2.py</text:p>
      <text:p text:style-name="Standard"><text:s/>1484 <text:s/>/bin/python3 /home/rahul/SDP/q3.py</text:p>
      <text:p text:style-name="Standard"><text:s/>1485 <text:s/>/bin/python3 /home/rahul/SDP/q4.py</text:p>
      <text:p text:style-name="Standard"><text:s/>1486 <text:s/>ls</text:p>
      <text:p text:style-name="Standard"><text:s/>1487 <text:s/>/bin/python3 /home/rahul/SDP/q5.py</text:p>
      <text:p text:style-name="Standard"><text:s/>1488 <text:s/>print(ls)</text:p>
      <text:p text:style-name="Standard"><text:soft-page-break/><text:s/>1489 <text:s/>/bin/python3 /home/rahul/SDP/q5.py</text:p>
      <text:p text:style-name="Standard"><text:s/>1490 <text:s/>print(ls)</text:p>
      <text:p text:style-name="Standard"><text:s/>1491 <text:s/>/bin/python3 /home/rahul/SDP/q5.py</text:p>
      <text:p text:style-name="Standard"><text:s/>1492 <text:s/>/bin/python3 /home/rahul/SDP/fib.py</text:p>
      <text:p text:style-name="Standard"><text:s/>1493 <text:s/>5</text:p>
      <text:p text:style-name="Standard"><text:s/>1494 <text:s/>/bin/python3 /home/rahul/SDP/fib.py</text:p>
      <text:p text:style-name="Standard"><text:s/>1495 <text:s/>/bin/python3 "/home/rahul/SDP/new topic.py"</text:p>
      <text:p text:style-name="Standard"><text:s/>1496 <text:s/>pip install speechrecognition</text:p>
      <text:p text:style-name="Standard"><text:s/>1497 <text:s/>brew install portaudio</text:p>
      <text:p text:style-name="Standard"><text:s/>1498 <text:s/>/bin/bash -c "$(curl -fsSL https://raw.githubusercontent.com/Homebrew/install/HEAD/install.sh)"</text:p>
      <text:p text:style-name="Standard"><text:s/>1499 <text:s/>brew doctor</text:p>
      <text:p text:style-name="Standard"><text:s/>1500 <text:s/>sudo apt install brew</text:p>
      <text:p text:style-name="Standard"><text:s/>1501 <text:s/>rm -rf /home/linuxbrew/.linuxbrew/var/homebrew/locks</text:p>
      <text:p text:style-name="Standard"><text:s/>1502 <text:s/>brew update --force --verbose</text:p>
      <text:p text:style-name="Standard"><text:s/>1503 <text:s/>rm -rf /home/linuxbrew/.linuxbrew/var/homebrew/locks</text:p>
      <text:p text:style-name="Standard"><text:s/>1504 <text:s/>brew update --force --verbose</text:p>
      <text:p text:style-name="Standard"><text:s/>1505 <text:s/>HOMEBREW_NO_AUTO_UPDATE=1 brew update</text:p>
      <text:p text:style-name="Standard"><text:s/>1506 <text:s/>pip install protaudio</text:p>
      <text:p text:style-name="Standard"><text:s/>1507 <text:s/>sudo chown -R $(whoami) /home/linuxbrew/.linuxbrew</text:p>
      <text:p text:style-name="Standard"><text:s/>1508 <text:s/>chmod -R 755 /home/linuxbrew/.linuxbrew</text:p>
      <text:p text:style-name="Standard"><text:s/>1509 <text:s/>brew update --force --verbose</text:p>
      <text:p text:style-name="Standard"><text:s/>1510 <text:s/>pip install pyaudio</text:p>
      <text:p text:style-name="Standard"><text:s/>1511 <text:s/>pip install speechrecognition</text:p>
      <text:p text:style-name="Standard"><text:s/>1512 <text:s/>pip install wikipedia</text:p>
      <text:p text:style-name="Standard"><text:s/>1513 <text:s/>pip install openai</text:p>
      <text:p text:style-name="Standard"><text:s/>1514 <text:s/>history</text:p>
      <text:p text:style-name="Standard"><text:s/>1515 <text:s/>sudo apt install pulseaudio</text:p>
      <text:p text:style-name="Standard"><text:s/>1516 <text:s/>sudo apt --fix-broken install</text:p>
      <text:p text:style-name="Standard"><text:s/>1517 <text:s/>sudo dpkg --configure -a</text:p>
      <text:p text:style-name="Standard"><text:s/>1518 <text:s/>sudo apt install pulseaudio</text:p>
      <text:p text:style-name="Standard"><text:s/>1519 <text:s/>sudo apt remove --purge pulseaudio pipewire-alsa pipewire</text:p>
      <text:p text:style-name="Standard"><text:s/>1520 <text:s/>reboot</text:p>
      <text:p text:style-name="Standard"><text:s/>1521 <text:s/>sudo pip install pyaudio</text:p>
      <text:p text:style-name="Standard"><text:s/>1522 <text:s/>pip install pyaudio</text:p>
      <text:p text:style-name="Standard"><text:s/>1523 <text:s/>/usr/bin/python3 -m pip install --upgrade pip</text:p>
      <text:p text:style-name="Standard"><text:s/>1524 <text:s/>pip install pyaudio</text:p>
      <text:p text:style-name="Standard"><text:s/>1525 <text:s/>aplay -l</text:p>
      <text:p text:style-name="Standard"><text:s/>1526 <text:s/>~aplay -l</text:p>
      <text:p text:style-name="Standard"><text:s/>1527 <text:s/>sudo apt install aplay</text:p>
      <text:p text:style-name="Standard"><text:s/>1528 <text:s/>sudo apt update</text:p>
      <text:p text:style-name="Standard"><text:s/>1529 <text:s/>sudo apt install alsa-utils -y</text:p>
      <text:p text:style-name="Standard"><text:s/>1530 <text:s/>aplay --version</text:p>
      <text:p text:style-name="Standard"><text:s/>1531 <text:s/>aplay -l</text:p>
      <text:p text:style-name="Standard"><text:s/>1532 <text:s/>sudo alsa force-reload</text:p>
      <text:p text:style-name="Standard"><text:s/>1533 <text:s/>pulseaudio --kill &amp;&amp; pulseaudio --start</text:p>
      <text:p text:style-name="Standard"><text:s/>1534 <text:s/>sudo apt install pulseaudio</text:p>
      <text:p text:style-name="Standard"><text:s/>1535 <text:s/>speaker-test -c 2 -t sine</text:p>
      <text:p text:style-name="Standard"><text:s/>1536 <text:s/>pip install pyaudio</text:p>
      <text:p text:style-name="Standard"><text:s/>1537 <text:s/>python3 --version</text:p>
      <text:p text:style-name="Standard"><text:s/>1538 <text:s/>python3 -m pip --version</text:p>
      <text:p text:style-name="Standard"><text:s/>1539 <text:s/>python3 -m ensurepip --default-pip</text:p>
      <text:p text:style-name="Standard"><text:soft-page-break/><text:s/>1540 <text:s/>python3 -m pip install --upgrade pip setuptools wheel</text:p>
      <text:p text:style-name="Standard"><text:s/>1541 <text:s/>exit</text:p>
      <text:p text:style-name="Standard"><text:s/>1542 <text:s/>/bin/python3 /home/rahul/SDP/d2q1.py</text:p>
      <text:p text:style-name="Standard"><text:s/>1543 <text:s/>pip install flask</text:p>
      <text:p text:style-name="Standard"><text:s/>1544 <text:s/>pip install fuzzywuzzy</text:p>
      <text:p text:style-name="Standard"><text:s/>1545 <text:s/>pip install python-Levenshtein</text:p>
      <text:p text:style-name="Standard"><text:s/>1546 <text:s/>pip install gunicorn</text:p>
      <text:p text:style-name="Standard"><text:s/>1547 <text:s/>gunicorn -w 4 -b 0.0.0.0:5000 app:app</text:p>
      <text:p text:style-name="Standard"><text:s/>1548 <text:s/>exit</text:p>
      <text:p text:style-name="Standard"><text:s/>1549 <text:s/>/bin/python3</text:p>
      <text:p text:style-name="Standard"><text:s/>1550 <text:s/>bash java -version</text:p>
      <text:p text:style-name="Standard"><text:s/>1551 <text:s/>java –version</text:p>
      <text:p text:style-name="Standard"><text:s/>1552 <text:s/>java –-version</text:p>
      <text:p text:style-name="Standard"><text:s/>1553 <text:s/>java</text:p>
      <text:p text:style-name="Standard"><text:s/>1554 <text:s/>sudo apt update </text:p>
      <text:p text:style-name="Standard"><text:s/>1555 <text:s/>sudo apt update</text:p>
      <text:p text:style-name="Standard"><text:s/>1556 <text:s/>sudo apt upgrade </text:p>
      <text:p text:style-name="Standard"><text:s/>1557 <text:s/>reboot </text:p>
      <text:p text:style-name="Standard"><text:s/>1558 <text:s/>nvidia-smi</text:p>
      <text:p text:style-name="Standard"><text:s/>1559 <text:s/>python3 -m venv tf </text:p>
      <text:p text:style-name="Standard"><text:s/>1560 <text:s/>source tf/bin/activate <text:s text:c="3"/></text:p>
      <text:p text:style-name="Standard"><text:s/>1561 <text:s/>pip install --upgrade pip</text:p>
      <text:p text:style-name="Standard"><text:s/>1562 <text:s/># For GPU users</text:p>
      <text:p text:style-name="Standard"><text:s/>1563 <text:s/>pip install tensorflow[and-cuda]</text:p>
      <text:p text:style-name="Standard"><text:s/>1564 <text:s/># For CPU users</text:p>
      <text:p text:style-name="Standard"><text:s/>1565 <text:s/>pip install tensorflow</text:p>
      <text:p text:style-name="Standard"><text:s/>1566 <text:s/>source tf/bin/deactivate</text:p>
      <text:p text:style-name="Standard"><text:s/>1567 <text:s/>source tf/bin/activate</text:p>
      <text:p text:style-name="Standard"><text:s/>1568 <text:s/>exit</text:p>
      <text:p text:style-name="Standard"><text:s/>1569 <text:s/>/bin/python3 "/home/rahul/Desktopppp/REVA/Semester6/NNDL Lab/prog3.py"</text:p>
      <text:p text:style-name="Standard"><text:s/>1570 <text:s/>/bin/python3 "/home/rahul/Desktopppp/REVA/Semester6/NNDL Lab/prog2.py"</text:p>
      <text:p text:style-name="Standard"><text:s/>1571 <text:s/>/bin/python3 "/home/rahul/Desktopppp/REVA/Semester6/NNDL Lab/prog4.py"</text:p>
      <text:p text:style-name="Standard"><text:s/>1572 <text:s/>/bin/python3 "/home/rahul/Desktopppp/REVA/Semester6/NNDL Lab/prog5.py"</text:p>
      <text:p text:style-name="Standard"><text:s/>1573 <text:s/>/bin/python3 "/home/rahul/Desktopppp/REVA/Semester6/NNDL Lab/prog6.py"</text:p>
      <text:p text:style-name="Standard"><text:s/>1574 <text:s/>pip install tensorflow</text:p>
      <text:p text:style-name="Standard"><text:s/>1575 <text:s/>-m pip install --upgrade pip</text:p>
      <text:p text:style-name="Standard"><text:s/>1576 <text:s/>pip install --upgrade pip</text:p>
      <text:p text:style-name="Standard"><text:s/>1577 <text:s/>/bin/python3 "/home/rahul/Desktopppp/REVA/Semester6/NNDL Lab/prog6.py"</text:p>
      <text:p text:style-name="Standard"><text:s/>1578 <text:s/>/bin/python3 "/home/rahul/Desktopppp/REVA/Semester6/NNDL Lab/prog7.py"</text:p>
      <text:p text:style-name="Standard"><text:s/>1579 <text:s/>/bin/python3 "/home/rahul/Desktopppp/REVA/Semester6/NNDL Lab/prog8.py"</text:p>
      <text:p text:style-name="Standard"><text:s/>1580 <text:s/>/bin/python3 "/home/rahul/Desktopppp/REVA/Semester6/NNDL Lab/prog9.py"</text:p>
      <text:p text:style-name="Standard"><text:s/>1581 <text:s/>/bin/python3 "/home/rahul/Desktopppp/REVA/Semester6/NNDL Lab/prog10.py"</text:p>
      <text:p text:style-name="Standard"><text:s/>1582 <text:s/>/bin/python3 "/home/rahul/Desktopppp/REVA/Semester6/NNDL Lab/prog6.py"</text:p>
      <text:p text:style-name="Standard"><text:s/>1583 <text:s/>/bin/python3 "/home/rahul/Desktopppp/REVA/Semester6/NNDL Lab/prog7.py"</text:p>
      <text:p text:style-name="Standard"><text:s/>1584 <text:s/>pip install gensim</text:p>
      <text:p text:style-name="Standard"><text:s/>1585 <text:s/>/bin/python3 "/home/rahul/Desktopppp/REVA/Semester6/NNDL Lab/prog7.py"</text:p>
      <text:p text:style-name="Standard"><text:s/>1586 <text:s/>/bin/python3 "/home/rahul/Desktopppp/REVA/Semester6/NNDL Lab/prog8.py"</text:p>
      <text:p text:style-name="Standard"><text:s/>1587 <text:s/>/bin/python3 "/home/rahul/Desktopppp/REVA/Semester6/NNDL Lab/prog9.py"</text:p>
      <text:p text:style-name="Standard"><text:s/>1588 <text:s/>/bin/python3 "/home/rahul/Desktopppp/REVA/Semester6/NNDL Lab/prog2.py"</text:p>
      <text:p text:style-name="Standard"><text:s/>1589 <text:s/>pip install transformers torch speechrecognition pyaudio pyttsx3</text:p>
      <text:p text:style-name="Standard"><text:s/>1590 <text:s/>exit</text:p>
      <text:p text:style-name="Standard"><text:s/>1591 <text:s/>/bin/python3 "/home/rahul/Desktopppp/REVA/Semester6/NNDL Lab/prog2.py"</text:p>
      <text:p text:style-name="Standard"><text:soft-page-break/><text:s/>1592 <text:s/>ls</text:p>
      <text:p text:style-name="Standard"><text:s/>1593 <text:s/>cd Home</text:p>
      <text:p text:style-name="Standard"><text:s/>1594 <text:s/>cd home</text:p>
      <text:p text:style-name="Standard"><text:s/>1595 <text:s/>ls -l</text:p>
      <text:p text:style-name="Standard"><text:s/>1596 <text:s/>cd Desktopppp</text:p>
      <text:p text:style-name="Standard"><text:s/>1597 <text:s/>ls</text:p>
      <text:p text:style-name="Standard"><text:s/>1598 <text:s/>ll</text:p>
      <text:p text:style-name="Standard"><text:s/>1599 <text:s/>cd Reva</text:p>
      <text:p text:style-name="Standard"><text:s/>1600 <text:s/>cd REVA/</text:p>
      <text:p text:style-name="Standard"><text:s/>1601 <text:s/>ls</text:p>
      <text:p text:style-name="Standard"><text:s/>1602 <text:s/>ll</text:p>
      <text:p text:style-name="Standard"><text:s/>1603 <text:s/>cd Semester6</text:p>
      <text:p text:style-name="Standard"><text:s/>1604 <text:s/>cd ..</text:p>
      <text:p text:style-name="Standard"><text:s/>1605 <text:s/>cd Semester4</text:p>
      <text:p text:style-name="Standard"><text:s/>1606 <text:s/>cd DAA</text:p>
      <text:p text:style-name="Standard"><text:s/>1607 <text:s/>ll</text:p>
      <text:p text:style-name="Standard"><text:s/>1608 <text:s/>gcc searching.c</text:p>
      <text:p text:style-name="Standard"><text:s/>1609 <text:s/>searching.c</text:p>
      <text:p text:style-name="Standard"><text:s/>1610 <text:s/>./searching.c</text:p>
      <text:p text:style-name="Standard"><text:s/>1611 <text:s/>a.ot</text:p>
      <text:p text:style-name="Standard"><text:s/>1612 <text:s/>a.out</text:p>
      <text:p text:style-name="Standard"><text:s/>1613 <text:s/>gcc searching.c</text:p>
      <text:p text:style-name="Standard"><text:s/>1614 <text:s/>a.out</text:p>
      <text:p text:style-name="Standard"><text:s/>1615 <text:s/>gcc searching.cpp</text:p>
      <text:p text:style-name="Standard"><text:s/>1616 <text:s/>./searching.c</text:p>
      <text:p text:style-name="Standard"><text:s/>1617 <text:s/>./a.out</text:p>
      <text:p text:style-name="Standard"><text:s/>1618 <text:s/>gcc searching.c</text:p>
      <text:p text:style-name="Standard"><text:s/>1619 <text:s/>./a.out</text:p>
      <text:p text:style-name="Standard"><text:s/>1620 <text:s/>gcc searching.c</text:p>
      <text:p text:style-name="Standard"><text:s/>1621 <text:s/>./a.out</text:p>
      <text:p text:style-name="Standard"><text:s/>1622 <text:s/>gcc searching.c</text:p>
      <text:p text:style-name="Standard"><text:s/>1623 <text:s/>./a.out</text:p>
      <text:p text:style-name="Standard"><text:s/>1624 <text:s/>gcc searching.c</text:p>
      <text:p text:style-name="Standard"><text:s/>1625 <text:s/>./a.out</text:p>
      <text:p text:style-name="Standard"><text:s/>1626 <text:s/>ps</text:p>
      <text:p text:style-name="Standard"><text:s/>1627 <text:s/>ps -ls</text:p>
      <text:p text:style-name="Standard"><text:s/>1628 <text:s/>ps --help</text:p>
      <text:p text:style-name="Standard"><text:s/>1629 <text:s/>ps -l</text:p>
      <text:p text:style-name="Standard"><text:s/>1630 <text:s/>ps -s</text:p>
      <text:p text:style-name="Standard"><text:s/>1631 <text:s/>ps -list</text:p>
      <text:p text:style-name="Standard"><text:s/>1632 <text:s/>ps -a</text:p>
      <text:p text:style-name="Standard"><text:s/>1633 <text:s/>ps -t</text:p>
      <text:p text:style-name="Standard"><text:s/>1634 <text:s/>ps</text:p>
      <text:p text:style-name="Standard"><text:s/>1635 <text:s/>pstree</text:p>
      <text:p text:style-name="Standard"><text:s/>1636 <text:s/>sudo apt update </text:p>
      <text:p text:style-name="Standard"><text:s/>1637 <text:s/>sudo apt upgrade </text:p>
      <text:p text:style-name="Standard"><text:s/>1638 <text:s/>reboot </text:p>
      <text:p text:style-name="Standard"><text:s/>1639 <text:s/>/bin/python3 "/home/rahul/Desktopppp/REVA/Semester6/NNDL Lab/prog10.py"</text:p>
      <text:p text:style-name="Standard"><text:s/>1640 <text:s/>g++</text:p>
      <text:p text:style-name="Standard"><text:s/>1641 <text:s/>g++ --version</text:p>
      <text:p text:style-name="Standard"><text:s/>1642 <text:s/>exit</text:p>
      <text:p text:style-name="Standard"><text:s/>1643 <text:s/>ls</text:p>
      <text:p text:style-name="Standard"><text:soft-page-break/><text:s/>1644 <text:s/>cd Desktopppp/</text:p>
      <text:p text:style-name="Standard"><text:s/>1645 <text:s/>ls</text:p>
      <text:p text:style-name="Standard"><text:s/>1646 <text:s/>l</text:p>
      <text:p text:style-name="Standard"><text:s/>1647 <text:s/>ll</text:p>
      <text:p text:style-name="Standard"><text:s/>1648 <text:s/>cd Reva</text:p>
      <text:p text:style-name="Standard"><text:s/>1649 <text:s/>cd REVA/</text:p>
      <text:p text:style-name="Standard"><text:s/>1650 <text:s/>ls</text:p>
      <text:p text:style-name="Standard"><text:s/>1651 <text:s/>cd CPP_tutorials/</text:p>
      <text:p text:style-name="Standard"><text:s/>1652 <text:s/>ls</text:p>
      <text:p text:style-name="Standard"><text:s/>1653 <text:s/>g++ L2_p1.cpp</text:p>
      <text:p text:style-name="Standard"><text:s/>1654 <text:s/>./ a.out</text:p>
      <text:p text:style-name="Standard"><text:s/>1655 <text:s/>./a.out</text:p>
      <text:p text:style-name="Standard"><text:s/>1656 <text:s/>g++ L2_p1.cpp</text:p>
      <text:p text:style-name="Standard"><text:s/>1657 <text:s/>./a.out</text:p>
      <text:p text:style-name="Standard"><text:s/>1658 <text:s/>uptime</text:p>
      <text:p text:style-name="Standard"><text:s/>1659 <text:s/>ifconfig </text:p>
      <text:p text:style-name="Standard"><text:s/>1660 <text:s/>docker version</text:p>
      <text:p text:style-name="Standard"><text:s/>1661 <text:s/>sudo apt-get update</text:p>
      <text:p text:style-name="Standard"><text:s/>1662 <text:s/>sudo apt-get install ./docker-desktop-amd64.deb</text:p>
      <text:p text:style-name="Standard"><text:s/>1663 <text:s/>sudo apt-get update</text:p>
      <text:p text:style-name="Standard"><text:s/>1664 <text:s/>sudo apt-get install ./docker-desktop-amd64.deb</text:p>
      <text:p text:style-name="Standard"><text:s/>1665 <text:s/># Add Docker's official GPG key:</text:p>
      <text:p text:style-name="Standard"><text:s/>1666 <text:s/>sudo apt-get update</text:p>
      <text:p text:style-name="Standard"><text:s/>1667 <text:s/>sudo apt-get install ca-certificates curl</text:p>
      <text:p text:style-name="Standard"><text:s/>1668 <text:s/>sudo install -m 0755 -d /etc/apt/keyrings</text:p>
      <text:p text:style-name="Standard"><text:s/>1669 <text:s/>sudo curl -fsSL https://download.docker.com/linux/ubuntu/gpg -o /etc/apt/keyrings/docker.asc</text:p>
      <text:p text:style-name="Standard"><text:s/>1670 <text:s/>sudo chmod a+r /etc/apt/keyrings/docker.asc</text:p>
      <text:p text:style-name="Standard"><text:s/>1671 <text:s/># Add the repository to Apt sources:</text:p>
      <text:p text:style-name="Standard"><text:s/>1672 <text:s/>echo <text:s text:c="2"/>"deb [arch=$(dpkg --print-architecture) signed-by=/etc/apt/keyrings/docker.asc] https://download.docker.com/linux/ubuntu \</text:p>
      <text:p text:style-name="Standard"><text:s/>1673 <text:s text:c="3"/>$(. /etc/os-release &amp;&amp; echo "${UBUNTU_CODENAME:-$VERSION_CODENAME}") stable" | <text:s text:c="2"/>sudo tee /etc/apt/sources.list.d/docker.list &gt; /dev/null</text:p>
      <text:p text:style-name="Standard"><text:s/>1674 <text:s/>sudo apt-get update</text:p>
      <text:p text:style-name="Standard"><text:s/>1675 <text:s/>sudo apt-get install docker-ce docker-ce-cli containerd.io docker-buildx-plugin docker-compose-plugin</text:p>
      <text:p text:style-name="Standard"><text:s/>1676 <text:s/>sudo docker run hello-world</text:p>
      <text:p text:style-name="Standard"><text:s/>1677 <text:s/>sudo dpkg -i ./containerd.io_1.7.27-1_amd64.deb <text:s text:c="2"/>./docker-ce_28.3.2-1~ubuntu.22.04~jammy_amd64.deb <text:s text:c="2"/>./docker-ce-cli_28.3.2-1~ubuntu.22.04~jammy_amd64.deb <text:s text:c="2"/>./docker-buildx-plugin_0.25.0-1~ubuntu.22.04~jammy_amd64.deb <text:s text:c="2"/>./docker-compose-plugin_2.6.0~ubuntu-jammy_amd64.deb</text:p>
      <text:p text:style-name="Standard"><text:s/>1678 <text:s/>ls </text:p>
      <text:p text:style-name="Standard"><text:s/>1679 <text:s/>ll</text:p>
      <text:p text:style-name="Standard"><text:s/>1680 <text:s/>cd Downloads</text:p>
      <text:p text:style-name="Standard"><text:s/>1681 <text:s/>ll</text:p>
      <text:p text:style-name="Standard"><text:s/>1682 <text:s/>sudo dpkg -i ./containerd.io_1.7.27-1_amd64.deb <text:s text:c="2"/>./docker-ce_28.3.2-1~ubuntu.22.04~jammy_amd64.deb <text:s text:c="2"/>./docker-ce-cli_28.3.2-1~ubuntu.22.04~jammy_amd64.deb <text:s text:c="2"/>./docker-buildx-plugin_0.25.0-1~ubuntu.22.04~jammy_amd64.deb <text:s text:c="2"/>./docker-compose-plugin_2.6.0~ubuntu-jammy_amd64.deb</text:p>
      <text:p text:style-name="Standard"><text:s/>1683 <text:s/>sudo service docker start</text:p>
      <text:p text:style-name="Standard"><text:s/>1684 <text:s/>sudo docker run hello-world</text:p>
      <text:p text:style-name="Standard"><text:s/>1685 <text:s/>sudo service docker start</text:p>
      <text:p text:style-name="Standard"><text:soft-page-break/><text:s/>1686 <text:s/>docker status </text:p>
      <text:p text:style-name="Standard"><text:s/>1687 <text:s/>docker status version</text:p>
      <text:p text:style-name="Standard"><text:s/>1688 <text:s/>docker compose version</text:p>
      <text:p text:style-name="Standard"><text:s/>1689 <text:s/>sudo <text:s/>docker compose up -d</text:p>
      <text:p text:style-name="Standard"><text:s/>1690 <text:s/>sudo docker compose up -d</text:p>
      <text:p text:style-name="Standard"><text:s/>1691 <text:s/>docker ps</text:p>
      <text:p text:style-name="Standard"><text:s/>1692 <text:s/>sudo docker ps</text:p>
      <text:p text:style-name="Standard"><text:s/>1693 <text:s/>sudo service docker start</text:p>
      <text:p text:style-name="Standard"><text:s/>1694 <text:s/>sudo docker ps</text:p>
      <text:p text:style-name="Standard"><text:s/>1695 <text:s/>sudo systemctl status docker</text:p>
      <text:p text:style-name="Standard"><text:s/>1696 <text:s/>sudo apt-get update</text:p>
      <text:p text:style-name="Standard"><text:s/>1697 <text:s/>sudo apt-get install ./docker-desktop-amd64.deb</text:p>
      <text:p text:style-name="Standard"><text:s/>1698 <text:s/>clear</text:p>
      <text:p text:style-name="Standard"><text:s/>1699 <text:s/>docker --version</text:p>
      <text:p text:style-name="Standard"><text:s/>1700 <text:s/>docker compose version</text:p>
      <text:p text:style-name="Standard"><text:s/>1701 <text:s/>cd ..</text:p>
      <text:p text:style-name="Standard"><text:s/>1702 <text:s/>pwd</text:p>
      <text:p text:style-name="Standard"><text:s/>1703 <text:s/>mkdir n8n-server</text:p>
      <text:p text:style-name="Standard"><text:s/>1704 <text:s/>cd n8n-server/</text:p>
      <text:p text:style-name="Standard"><text:s/>1705 <text:s/>mkdir n8n-data</text:p>
      <text:p text:style-name="Standard"><text:s/>1706 <text:s/>sudo chown -R 1000:1000 n8n-data/</text:p>
      <text:p text:style-name="Standard"><text:s/>1707 <text:s/>sudo chmod -R 755 n8n-data/</text:p>
      <text:p text:style-name="Standard"><text:s/>1708 <text:s/>vim .env</text:p>
      <text:p text:style-name="Standard"><text:s/>1709 <text:s/>sudo apt install vim</text:p>
      <text:p text:style-name="Standard"><text:s/>1710 <text:s/>vim .env</text:p>
      <text:p text:style-name="Standard"><text:s/>1711 <text:s/>vim docker-compose.yml</text:p>
      <text:p text:style-name="Standard"><text:s/>1712 <text:s/>ll</text:p>
      <text:p text:style-name="Standard"><text:s/>1713 <text:s/>docker compose up -d</text:p>
      <text:p text:style-name="Standard"><text:s/>1714 <text:s/>sudo systemctl status docker</text:p>
      <text:p text:style-name="Standard"><text:s/>1715 <text:s/>sudo usermod -aG $USER</text:p>
      <text:p text:style-name="Standard"><text:s/>1716 <text:s/>newgrp docker</text:p>
      <text:p text:style-name="Standard"><text:s/>1717 <text:s/>docker compose up -d</text:p>
      <text:p text:style-name="Standard"><text:s/>1718 <text:s/>sudo docker compose up -d</text:p>
      <text:p text:style-name="Standard"><text:s/>1719 <text:s/>docker ps</text:p>
      <text:p text:style-name="Standard"><text:s/>1720 <text:s/>sudo docker ps</text:p>
      <text:p text:style-name="Standard"><text:s/>1721 <text:s/>sudo docker compose down</text:p>
      <text:p text:style-name="Standard"><text:s/>1722 <text:s/>sudo docker ps</text:p>
      <text:p text:style-name="Standard"><text:s/>1723 <text:s/>sudo docker compose up -d</text:p>
      <text:p text:style-name="Standard"><text:s/>1724 <text:s/>sudo ufw status</text:p>
      <text:p text:style-name="Standard"><text:s/>1725 <text:s/>sudo ufw allow 5678</text:p>
      <text:p text:style-name="Standard"><text:s/>1726 <text:s/>sudo ufw status]</text:p>
      <text:p text:style-name="Standard"><text:s/>1727 <text:s/>sudo ufw status</text:p>
      <text:p text:style-name="Standard"><text:s/>1728 <text:s/>sudo ufw allow 5678</text:p>
      <text:p text:style-name="Standard"><text:s/>1729 <text:s/>sudo ufw status</text:p>
      <text:p text:style-name="Standard"><text:s/>1730 <text:s/>docker ps</text:p>
      <text:p text:style-name="Standard"><text:s/>1731 <text:s/>sudo docker compose up -d</text:p>
      <text:p text:style-name="Standard"><text:s/>1732 <text:s/>sudo docker ps</text:p>
      <text:p text:style-name="Standard"><text:s/>1733 <text:s/>sudo ufw status</text:p>
      <text:p text:style-name="Standard"><text:s/>1734 <text:s/>sudo systemctl start docker</text:p>
      <text:p text:style-name="Standard"><text:s/>1735 <text:s/>docker context ls</text:p>
      <text:p text:style-name="Standard"><text:s/>1736 <text:s/>docker context use default</text:p>
      <text:p text:style-name="Standard"><text:s/>1737 <text:s/>export DOCKER_HOST=unix:///var/run/docker.sock</text:p>
      <text:p text:style-name="Standard"><text:soft-page-break/><text:s/>1738 <text:s/>sudo usermod -aG docker $USER</text:p>
      <text:p text:style-name="Standard"><text:s/>1739 <text:s/>sudo ufw status</text:p>
      <text:p text:style-name="Standard"><text:s/>1740 <text:s/>sudo ufw allow 5678</text:p>
      <text:p text:style-name="Standard"><text:s/>1741 <text:s/>sudo ufw status</text:p>
      <text:p text:style-name="Standard"><text:s/>1742 <text:s/>ifconfig </text:p>
      <text:p text:style-name="Standard"><text:s/>1743 <text:s/>history</text:p>
      <text:p text:style-name="Standard"><text:s/>1744 <text:s/>sudo docker compose down</text:p>
      <text:p text:style-name="Standard"><text:s/>1745 <text:s/>sudo docker compose up -d</text:p>
      <text:p text:style-name="Standard"><text:s/>1746 <text:s/>sudo systemctl status docker</text:p>
      <text:p text:style-name="Standard"><text:s/>1747 <text:s/>sudo docker compose down</text:p>
      <text:p text:style-name="Standard"><text:s/>1748 <text:s/>exit</text:p>
      <text:p text:style-name="Standard"><text:s/>1749 <text:s/>docker ps</text:p>
      <text:p text:style-name="Standard"><text:s/>1750 <text:s/>sudo systemctl status docker</text:p>
      <text:p text:style-name="Standard"><text:s/>1751 <text:s/>sudo docker compose up -d</text:p>
      <text:p text:style-name="Standard"><text:s/>1752 <text:s/>docker compose up -d</text:p>
      <text:p text:style-name="Standard"><text:s/>1753 <text:s/>cd docker</text:p>
      <text:p text:style-name="Standard"><text:s/>1754 <text:s/>docker compose up -d</text:p>
      <text:p text:style-name="Standard"><text:s/>1755 <text:s/>sudo ufw status</text:p>
      <text:p text:style-name="Standard"><text:s/>1756 <text:s/>cd n8n-server/</text:p>
      <text:p text:style-name="Standard"><text:s/>1757 <text:s/>ll</text:p>
      <text:p text:style-name="Standard"><text:s/>1758 <text:s/>cd n8n-data/</text:p>
      <text:p text:style-name="Standard"><text:s/>1759 <text:s/>ll</text:p>
      <text:p text:style-name="Standard"><text:s/>1760 <text:s/>cd ..</text:p>
      <text:p text:style-name="Standard"><text:s/>1761 <text:s/>docker compose up -d</text:p>
      <text:p text:style-name="Standard"><text:s/>1762 <text:s/>docker compose down</text:p>
      <text:p text:style-name="Standard"><text:s/>1763 <text:s/>exit</text:p>
      <text:p text:style-name="Standard"><text:s/>1764 <text:s/>ifconfig </text:p>
      <text:p text:style-name="Standard"><text:s/>1765 <text:s/>docker systemctl up -d</text:p>
      <text:p text:style-name="Standard"><text:s/>1766 <text:s/>docker compose up -d</text:p>
      <text:p text:style-name="Standard"><text:s/>1767 <text:s/>sudo docker systemctl up -d</text:p>
      <text:p text:style-name="Standard"><text:s/>1768 <text:s/>ll</text:p>
      <text:p text:style-name="Standard"><text:s/>1769 <text:s/>export DOCKER_HOST=unix:///var/run/docker.sock</text:p>
      <text:p text:style-name="Standard"><text:s/>1770 <text:s/>docker compose up -d</text:p>
      <text:p text:style-name="Standard"><text:s/>1771 <text:s/>docker context use default</text:p>
      <text:p text:style-name="Standard"><text:s/>1772 <text:s/>docker compose up -d</text:p>
      <text:p text:style-name="Standard"><text:s/>1773 <text:s/>sudo systemctl start docker</text:p>
      <text:p text:style-name="Standard"><text:s/>1774 <text:s/>docker compose up -d</text:p>
      <text:p text:style-name="Standard"><text:s/>1775 <text:s/>docker ps</text:p>
      <text:p text:style-name="Standard"><text:s/>1776 <text:s/>sudo docker ps</text:p>
      <text:p text:style-name="Standard"><text:s/>1777 <text:s/>sudo docker compose up -d</text:p>
      <text:p text:style-name="Standard"><text:s/>1778 <text:s/>sudo docker ps</text:p>
      <text:p text:style-name="Standard"><text:s/>1779 <text:s/>sudo docker compose up -d</text:p>
      <text:p text:style-name="Standard"><text:s/>1780 <text:s/>sudo groupadd docker</text:p>
      <text:p text:style-name="Standard"><text:s/>1781 <text:s/>sudo usermod -aG docker $USER</text:p>
      <text:p text:style-name="Standard"><text:s/>1782 <text:s/>newgrp docker</text:p>
      <text:p text:style-name="Standard"><text:s/>1783 <text:s/>exit</text:p>
      <text:p text:style-name="Standard"><text:s/>1784 <text:s/>sudo docker compose up -d</text:p>
      <text:p text:style-name="Standard"><text:s/>1785 <text:s/>cd Downloads</text:p>
      <text:p text:style-name="Standard"><text:s/>1786 <text:s/>sudo docker compose up -d</text:p>
      <text:p text:style-name="Standard"><text:s/>1787 <text:s/>cd ..</text:p>
      <text:p text:style-name="Standard"><text:s/>1788 <text:s/>curl -O https://repo.anaconda.com/archive/Anaconda3-2025.06-0-Linux-x86_64.sh</text:p>
      <text:p text:style-name="Standard"><text:s/>1789 <text:s/>cd Downloads</text:p>
      <text:p text:style-name="Standard"><text:soft-page-break/><text:s/>1790 <text:s/>ll</text:p>
      <text:p text:style-name="Standard"><text:s/>1791 <text:s/>bash Anaconda3-2023.09-0-Linux-x86_64.sh </text:p>
      <text:p text:style-name="Standard"><text:s/>1792 <text:s/>conda config --set auto_activate_base false</text:p>
      <text:p text:style-name="Standard"><text:s/>1793 <text:s/>sudo conda config --set auto_activate_base false</text:p>
      <text:p text:style-name="Standard"><text:s/>1794 <text:s/>source ~/.bashrc</text:p>
      <text:p text:style-name="Standard"><text:s/>1795 <text:s/>~/anaconda3/bin/conda init</text:p>
      <text:p text:style-name="Standard"><text:s/>1796 <text:s/>conda env list</text:p>
      <text:p text:style-name="Standard"><text:s/>1797 <text:s/>exit</text:p>
      <text:p text:style-name="Standard"><text:s/>1798 <text:s/>cd Downloads</text:p>
      <text:p text:style-name="Standard"><text:s/>1799 <text:s/>sudo conda config --set auto_activate_base false</text:p>
      <text:p text:style-name="Standard"><text:s/>1800 <text:s/>conda config --set auto_activate_base false</text:p>
      <text:p text:style-name="Standard"><text:s/>1801 <text:s/>conda creare -p venv python==3.12</text:p>
      <text:p text:style-name="Standard"><text:s/>1802 <text:s/>conda creare -p env python==3.12</text:p>
      <text:p text:style-name="Standard"><text:s/>1803 <text:s/>conda create -p venv python==3.12</text:p>
      <text:p text:style-name="Standard"><text:s/>1804 <text:s/>conda activate venv</text:p>
      <text:p text:style-name="Standard"><text:s/>1805 <text:s/>conda activate venv/</text:p>
      <text:p text:style-name="Standard"><text:s/>1806 <text:s/>pip install ipykernel</text:p>
      <text:p text:style-name="Standard"><text:s/>1807 <text:s/>/usr/bin/python /home/rahul/.vscode/extensions/ms-python.python-2025.10.0-linux-x64/python_files/printEnvVariablesToFile.py /home/rahul/.vscode/extensions/ms-python.python-2025.10.0-linux-x64/python_files/deactivate/bash/envVars.txt</text:p>
      <text:p text:style-name="Standard"><text:s/>1808 <text:s/>conda --version</text:p>
      <text:p text:style-name="Standard"><text:s/>1809 <text:s/>python --version</text:p>
      <text:p text:style-name="Standard"><text:s/>1810 <text:s/>g++ L2_p1.cpp &amp;&amp; ./a.out</text:p>
      <text:p text:style-name="Standard"><text:s/>1811 <text:s/>sudo apt update</text:p>
      <text:p text:style-name="Standard"><text:s/>1812 <text:s/>sudo apt upgrade </text:p>
      <text:p text:style-name="Standard"><text:s/>1813 <text:s/>cd n8n-server/</text:p>
      <text:p text:style-name="Standard"><text:s/>1814 <text:s/>cd n8n-data/</text:p>
      <text:p text:style-name="Standard"><text:s/>1815 <text:s/>ll</text:p>
      <text:p text:style-name="Standard"><text:s/>1816 <text:s/>cd n8n-server/</text:p>
      <text:p text:style-name="Standard"><text:s/>1817 <text:s/>docker ps</text:p>
      <text:p text:style-name="Standard"><text:s/>1818 <text:s/>cd n8n-data/</text:p>
      <text:p text:style-name="Standard"><text:s/>1819 <text:s/>docker ps</text:p>
      <text:p text:style-name="Standard"><text:s/>1820 <text:s/>sudo systemctl status docker</text:p>
      <text:p text:style-name="Standard"><text:s/>1821 <text:s/>cd ..</text:p>
      <text:p text:style-name="Standard"><text:s/>1822 <text:s/>g++ L2_p1.cpp &amp;&amp; ./a.out </text:p>
      <text:p text:style-name="Standard"><text:s/>1823 <text:s/>g++ l2p2.cpp.cpp &amp;&amp; ./a.out </text:p>
      <text:p text:style-name="Standard"><text:s/>1824 <text:s/>g++ l2p2.cpp &amp;&amp; ./a.out </text:p>
      <text:p text:style-name="Standard"><text:s/>1825 <text:s/>g++ l2p3.cpp &amp;&amp; ./a.out </text:p>
      <text:p text:style-name="Standard"><text:s/>1826 <text:s/>g++ l2p3.cpp &amp;&amp; ./a.out</text:p>
      <text:p text:style-name="Standard"><text:s/>1827 <text:s/>sudo systemctl status docker</text:p>
      <text:p text:style-name="Standard"><text:s/>1828 <text:s/>sudo docker compose down</text:p>
      <text:p text:style-name="Standard"><text:s/>1829 <text:s/>exit</text:p>
      <text:p text:style-name="Standard"><text:s/>1830 <text:s/>ls</text:p>
      <text:p text:style-name="Standard"><text:s/>1831 <text:s/>cd n8n-server/</text:p>
      <text:p text:style-name="Standard"><text:s/>1832 <text:s/>l;</text:p>
      <text:p text:style-name="Standard"><text:s/>1833 <text:s/>sudo systemctl status docker</text:p>
      <text:p text:style-name="Standard"><text:s/>1834 <text:s/>docker compose up -d</text:p>
      <text:p text:style-name="Standard"><text:s/>1835 <text:s/>sudo docker compose up -d</text:p>
      <text:p text:style-name="Standard"><text:s/>1836 <text:s/>exit</text:p>
      <text:p text:style-name="Standard"><text:s/>1837 <text:s/>ls</text:p>
      <text:p text:style-name="Standard"><text:s/>1838 <text:s/>cd ..</text:p>
      <text:p text:style-name="Standard"><text:s/>1839 <text:s/>ls</text:p>
      <text:p text:style-name="Standard"><text:soft-page-break/><text:s/>1840 <text:s/>ll</text:p>
      <text:p text:style-name="Standard"><text:s/>1841 <text:s/>cd Python_WIth_DSA/</text:p>
      <text:p text:style-name="Standard"><text:s/>1842 <text:s/>LL</text:p>
      <text:p text:style-name="Standard"><text:s/>1843 <text:s/>ll</text:p>
      <text:p text:style-name="Standard"><text:s/>1844 <text:s/>cd 1-Python\ Basics/</text:p>
      <text:p text:style-name="Standard"><text:s/>1845 <text:s/>ll</text:p>
      <text:p text:style-name="Standard"><text:s/>1846 <text:s/>cd ..</text:p>
      <text:p text:style-name="Standard"><text:s/>1847 <text:s/>cd CPP_tutorials/</text:p>
      <text:p text:style-name="Standard"><text:s/>1848 <text:s/>ll</text:p>
      <text:p text:style-name="Standard"><text:s/>1849 <text:s/>sudo apt update</text:p>
      <text:p text:style-name="Standard"><text:s/>1850 <text:s/>sudo apt upgrade</text:p>
      <text:p text:style-name="Standard"><text:s/>1851 <text:s/>reboot </text:p>
      <text:p text:style-name="Standard"><text:s/>1852 <text:s/>cd n8n-server/</text:p>
      <text:p text:style-name="Standard"><text:s/>1853 <text:s/>ll</text:p>
      <text:p text:style-name="Standard"><text:s/>1854 <text:s/>sudo systemctl status docker</text:p>
      <text:p text:style-name="Standard"><text:s/>1855 <text:s/>sudo docker compose up -d</text:p>
      <text:p text:style-name="Standard"><text:s/>1856 <text:s/>sudo docker compose down</text:p>
      <text:p text:style-name="Standard"><text:s/>1857 <text:s/>ex</text:p>
      <text:p text:style-name="Standard"><text:s/>1858 <text:s/>exit</text:p>
      <text:p text:style-name="Standard"><text:s/>1859 <text:s/>git --version </text:p>
      <text:p text:style-name="Standard"><text:s/>1860 <text:s/>git config --global user.name "coffee4coding"</text:p>
      <text:p text:style-name="Standard"><text:s/>1861 <text:s/>git config --global user.email "r4rahul2study@gmail.com"</text:p>
      <text:p text:style-name="Standard"><text:s/>1862 <text:s/>git config --list</text:p>
      <text:p text:style-name="Standard"><text:s/>1863 <text:s/>git clone https://github.com/coffee4coding/Pycode.git</text:p>
      <text:p text:style-name="Standard"><text:s/>1864 <text:s/>cd Pycode/</text:p>
      <text:p text:style-name="Standard"><text:s/>1865 <text:s/>ls</text:p>
      <text:p text:style-name="Standard"><text:s/>1866 <text:s/>ls -al</text:p>
      <text:p text:style-name="Standard"><text:s/>1867 <text:s/>ls -a</text:p>
      <text:p text:style-name="Standard"><text:s/>1868 <text:s/>git status</text:p>
      <text:p text:style-name="Standard"><text:s/>1869 <text:s/>git add index.html </text:p>
      <text:p text:style-name="Standard"><text:s/>1870 <text:s/>git add README.md </text:p>
      <text:p text:style-name="Standard"><text:s/>1871 <text:s/>git status</text:p>
      <text:p text:style-name="Standard"><text:s/>1872 <text:s/>git add .</text:p>
      <text:p text:style-name="Standard"><text:s/>1873 <text:s/>git commit -m "Add new paragraph"</text:p>
      <text:p text:style-name="Standard"><text:s/>1874 <text:s/>git status</text:p>
      <text:p text:style-name="Standard"><text:s/>1875 <text:s/>git push </text:p>
      <text:p text:style-name="Standard"><text:s/>1876 <text:s/>git push origin main</text:p>
      <text:p text:style-name="Standard"><text:s/>1877 <text:s/>sudo apt upgrade </text:p>
      <text:p text:style-name="Standard"><text:s/>1878 <text:s/>reboot</text:p>
      <text:p text:style-name="Standard"><text:s/>1879 <text:s/>/home/linuxbrew/.linuxbrew/bin/python3 /home/rahul/.vscode/extensions/ms-python.python-2025.14.0-linux-x64/python_files/printEnvVariablesToFile.py /home/rahul/.vscode/extensions/ms-python.python-2025.14.0-linux-x64/python_files/deactivate/bash/envVars.txt</text:p>
      <text:p text:style-name="Standard"><text:s/>1880 <text:s/>/bin/python /home/rahul/healthcare-monitoring/healthcare_prometheus_grafana/sensor_simulator.py</text:p>
      <text:p text:style-name="Standard"><text:s/>1881 <text:s/>docker --version</text:p>
      <text:p text:style-name="Standard"><text:s/>1882 <text:s/>mkdir healthcare-monitoring</text:p>
      <text:p text:style-name="Standard"><text:s/>1883 <text:s/>cd healthcare-monitoring</text:p>
      <text:p text:style-name="Standard"><text:s/>1884 <text:s/>grafana-server -v</text:p>
      <text:p text:style-name="Standard"><text:s/>1885 <text:s/>grafana-cli -v</text:p>
      <text:p text:style-name="Standard"><text:s/>1886 <text:s/>ls</text:p>
      <text:p text:style-name="Standard"><text:s/>1887 <text:s/>ll</text:p>
      <text:p text:style-name="Standard"><text:s/>1888 <text:s/>cd ..</text:p>
      <text:p text:style-name="Standard"><text:soft-page-break/><text:s/>1889 <text:s/>ll</text:p>
      <text:p text:style-name="Standard"><text:s/>1890 <text:s/>cd health</text:p>
      <text:p text:style-name="Standard"><text:s/>1891 <text:s/>ll -directories</text:p>
      <text:p text:style-name="Standard"><text:s/>1892 <text:s/>how to see sorted directories using ll command</text:p>
      <text:p text:style-name="Standard"><text:s/>1893 <text:s/>cd ~/Downloads <text:s/># or wherever you want to keep it</text:p>
      <text:p text:style-name="Standard"><text:s/>1894 <text:s/>unzip healthcare_prometheus_grafana.zip -d healthcare_prometheus_grafana</text:p>
      <text:p text:style-name="Standard"><text:s/>1895 <text:s/>cd healthcare_prometheus_grafana</text:p>
      <text:p text:style-name="Standard"><text:s/>1896 <text:s/>docker compose up -d --build</text:p>
      <text:p text:style-name="Standard"><text:s/>1897 <text:s/>sudo systemctl status docker</text:p>
      <text:p text:style-name="Standard"><text:s/>1898 <text:s/>sudo docker ps</text:p>
      <text:p text:style-name="Standard"><text:s/>1899 <text:s/>sudo systemctl status docker</text:p>
      <text:p text:style-name="Standard"><text:s/>1900 <text:s/>sudo usermod -aG docker $USER</text:p>
      <text:p text:style-name="Standard"><text:s/>1901 <text:s/>docker ps</text:p>
      <text:p text:style-name="Standard"><text:s/>1902 <text:s/>sudo systemctl status docker</text:p>
      <text:p text:style-name="Standard"><text:s/>1903 <text:s/>sudo usermod -aG docker $USER</text:p>
      <text:p text:style-name="Standard"><text:s/>1904 <text:s/>reboot </text:p>
      <text:p text:style-name="Standard"><text:s/>1905 <text:s/>/home/rahul/.docker/desktop/docker.sock</text:p>
      <text:p text:style-name="Standard"><text:s/>1906 <text:s/>exit</text:p>
      <text:p text:style-name="Standard"><text:s/>1907 <text:s/>sudo systemctl status docker</text:p>
      <text:p text:style-name="Standard"><text:s/>1908 <text:s/>docker ps</text:p>
      <text:p text:style-name="Standard"><text:s/>1909 <text:s/>python3 -m pip install prometheus_client</text:p>
      <text:p text:style-name="Standard"><text:s/>1910 <text:s/>source venv/bin/activate</text:p>
      <text:p text:style-name="Standard"><text:s/>1911 <text:s/>cd /home/rahul/Downloads/healthcare_prometheus_grafana</text:p>
      <text:p text:style-name="Standard"><text:s/>1912 <text:s/>python3 -m venv venv</text:p>
      <text:p text:style-name="Standard"><text:s/>1913 <text:s/>source venv/bin/activate</text:p>
      <text:p text:style-name="Standard"><text:s/>1914 <text:s/>pip install prometheus_client</text:p>
      <text:p text:style-name="Standard"><text:s/>1915 <text:s/>pip install -r requirements.txt</text:p>
      <text:p text:style-name="Standard"><text:s/>1916 <text:s/>python sensor_simulator.py</text:p>
      <text:p text:style-name="Standard"><text:s/>1917 <text:s/>docker ps</text:p>
      <text:p text:style-name="Standard"><text:s/>1918 <text:s/>docker stop sensor-simulator healthcare-simulator</text:p>
      <text:p text:style-name="Standard"><text:s/>1919 <text:s/>docker rm sensor-simulator healthcare-simulator</text:p>
      <text:p text:style-name="Standard"><text:s/>1920 <text:s/>docker compose build --no-cache</text:p>
      <text:p text:style-name="Standard"><text:s/>1921 <text:s/>docker compose up -d</text:p>
      <text:p text:style-name="Standard"><text:s/>1922 <text:s/>docker ps</text:p>
      <text:p text:style-name="Standard"><text:s/>1923 <text:s/>pip install prometheus_client</text:p>
      <text:p text:style-name="Standard"><text:s/>1924 <text:s/>/home/linuxbrew/.linuxbrew/bin/python3 /home/rahul/Downloads/healthcare_prometheus_grafana/sensor_simulator.py</text:p>
      <text:p text:style-name="Standard"><text:s/>1925 <text:s/>docker compose build --no-cache</text:p>
      <text:p text:style-name="Standard"><text:s/>1926 <text:s/>docker compose up -d</text:p>
      <text:p text:style-name="Standard"><text:s/>1927 <text:s/>/home/linuxbrew/.linuxbrew/bin/python3 /home/rahul/Downloads/healthcare_prometheus_grafana/sensor_simulator.py</text:p>
      <text:p text:style-name="Standard"><text:s/>1928 <text:s/>python3 -m pip install prometheus_client</text:p>
      <text:p text:style-name="Standard"><text:s/>1929 <text:s/>pip install prometheus_client</text:p>
      <text:p text:style-name="Standard"><text:s/>1930 <text:s/>/home/linuxbrew/.linuxbrew/bin/python3 /home/rahul/Downloads/healthcare_prometheus_grafana/sensor_simulator.py</text:p>
      <text:p text:style-name="Standard"><text:s/>1931 <text:s/>pip install prometheus_client</text:p>
      <text:p text:style-name="Standard"><text:s/>1932 <text:s/>python3 -m pip install prometheus_client</text:p>
      <text:p text:style-name="Standard"><text:s/>1933 <text:s/>/home/rahul/Downloads/healthcare_prometheus_grafana/.venv/bin/python /home/rahul/Downloads/healthcare_prometheus_grafana/sensor_simulator.py</text:p>
      <text:p text:style-name="Standard"><text:s/>1934 <text:s/>docker compose stop prometheus</text:p>
      <text:p text:style-name="Standard"><text:s/>1935 <text:s/>docker compose rm -f prometheus</text:p>
      <text:p text:style-name="Standard"><text:s/>1936 <text:s/>docker compose up -d prometheus</text:p>
      <text:p text:style-name="Standard"><text:soft-page-break/><text:s/>1937 <text:s/>docker logs -f prometheus</text:p>
      <text:p text:style-name="Standard"><text:s/>1938 <text:s/>/home/rahul/Downloads/healthcare_prometheus_grafana/.venv/bin/python /home/rahul/Downloads/healthcare_prometheus_grafana/sensor_simulator.py</text:p>
      <text:p text:style-name="Standard"><text:s/>1939 <text:s/>docker logs -f sensor-simulator</text:p>
      <text:p text:style-name="Standard"><text:s/>1940 <text:s/>curl http://localhost:5000/metrics</text:p>
      <text:p text:style-name="Standard"><text:s/>1941 <text:s/>docker ps</text:p>
      <text:p text:style-name="Standard"><text:s/>1942 <text:s/>/home/rahul/Downloads/healthcare_prometheus_grafana/.venv/bin/python /home/rahul/Downloads/healthcare_prometheus_grafana/sensor_simulator.py</text:p>
      <text:p text:style-name="Standard"><text:s/>1943 <text:s/>docker ps</text:p>
      <text:p text:style-name="Standard"><text:s/>1944 <text:s/>docker compose down</text:p>
      <text:p text:style-name="Standard"><text:s/>1945 <text:s/>/home/rahul/Downloads/healthcare_prometheus_grafana/.venv/bin/python /home/rahul/Downloads/healthcare_prometheus_grafana/sensor_simulator.py</text:p>
      <text:p text:style-name="Standard"><text:s/>1946 <text:s/>docker ps</text:p>
      <text:p text:style-name="Standard"><text:s/>1947 <text:s/>sudo systemctl status docker</text:p>
      <text:p text:style-name="Standard"><text:s/>1948 <text:s/>docker ps</text:p>
      <text:p text:style-name="Standard"><text:s/>1949 <text:s/>sudo systemctl </text:p>
      <text:p text:style-name="Standard"><text:s/>1950 <text:s/>docker compose down</text:p>
      <text:p text:style-name="Standard"><text:s/>1951 <text:s/>sudo systemctl status docker</text:p>
      <text:p text:style-name="Standard"><text:s/>1952 <text:s/>docker ps</text:p>
      <text:p text:style-name="Standard"><text:s/>1953 <text:s/>sudo docker ps</text:p>
      <text:p text:style-name="Standard"><text:s/>1954 <text:s/>docker ps</text:p>
      <text:p text:style-name="Standard"><text:s/>1955 <text:s/>sudo docker ps</text:p>
      <text:p text:style-name="Standard"><text:s/>1956 <text:s/>sudo usermod -aG docker $USER</text:p>
      <text:p text:style-name="Standard"><text:s/>1957 <text:s/>systemctl --user restart docker-desktop</text:p>
      <text:p text:style-name="Standard"><text:s/>1958 <text:s/>docker info</text:p>
      <text:p text:style-name="Standard"><text:s/>1959 <text:s/>/home/rahul/.docker/desktop/docker.sock</text:p>
      <text:p text:style-name="Standard"><text:s/>1960 <text:s/>sudo /home/rahul/.docker/desktop/docker.sock</text:p>
      <text:p text:style-name="Standard"><text:s/>1961 <text:s/>sudo docker ps</text:p>
      <text:p text:style-name="Standard"><text:s/>1962 <text:s/>sudo docker compose up -d</text:p>
      <text:p text:style-name="Standard"><text:s/>1963 <text:s/>ls</text:p>
      <text:p text:style-name="Standard"><text:s/>1964 <text:s/>cd sensor-simulator/</text:p>
      <text:p text:style-name="Standard"><text:s/>1965 <text:s/>ls</text:p>
      <text:p text:style-name="Standard"><text:s/>1966 <text:s/>cd ..</text:p>
      <text:p text:style-name="Standard"><text:s/>1967 <text:s/>docker run -d --name healthcare-simulator healthcare-iot</text:p>
      <text:p text:style-name="Standard"><text:s/>1968 <text:s/>sudo docker compose up -d</text:p>
      <text:p text:style-name="Standard"><text:s/>1969 <text:s/>ls</text:p>
      <text:p text:style-name="Standard"><text:s/>1970 <text:s/>ll</text:p>
      <text:p text:style-name="Standard"><text:s/>1971 <text:s/>docker build -f sensor-simulator -t healthcare-iot .</text:p>
      <text:p text:style-name="Standard"><text:s/>1972 <text:s/>nano Dockerfile</text:p>
      <text:p text:style-name="Standard"><text:s/>1973 <text:s/>docker build -t healthcare-iot .</text:p>
      <text:p text:style-name="Standard"><text:s/>1974 <text:s/>docker run -d --name healthcare-simulator healthcare-iot</text:p>
      <text:p text:style-name="Standard"><text:s/>1975 <text:s/>docker ps</text:p>
      <text:p text:style-name="Standard"><text:s/>1976 <text:s/>docker compose up -d</text:p>
      <text:p text:style-name="Standard"><text:s/>1977 <text:s/>mv Dockerfile requirements.txt sensor_simulator.py sensor-simulator/</text:p>
      <text:p text:style-name="Standard"><text:s/>1978 <text:s/>docker compose build --no-cache</text:p>
      <text:p text:style-name="Standard"><text:s/>1979 <text:s/>docker compose up -d</text:p>
      <text:p text:style-name="Standard"><text:s/>1980 <text:s/>docker compose build --no-cache</text:p>
      <text:p text:style-name="Standard"><text:s/>1981 <text:s/>docker compose up -d</text:p>
      <text:p text:style-name="Standard"><text:s/>1982 <text:s/>mv Dockerfile requirements.txt sensor_simulator.py sensor-simulator/</text:p>
      <text:p text:style-name="Standard"><text:s/>1983 <text:s/>cd sensor-simulator/</text:p>
      <text:p text:style-name="Standard"><text:s/>1984 <text:s/>docker compose up -d</text:p>
      <text:p text:style-name="Standard"><text:s/>1985 <text:s/>cd ..</text:p>
      <text:p text:style-name="Standard"><text:soft-page-break/><text:s/>1986 <text:s/>docker compose build --no-cache</text:p>
      <text:p text:style-name="Standard"><text:s/>1987 <text:s/>docker compose up -d</text:p>
      <text:p text:style-name="Standard"><text:s/>1988 <text:s/>cd /home/rahul/Downloads/healthcare_prometheus_grafana</text:p>
      <text:p text:style-name="Standard"><text:s/>1989 <text:s/>ls -l Dockerfile</text:p>
      <text:p text:style-name="Standard"><text:s/>1990 <text:s/>ll</text:p>
      <text:p text:style-name="Standard"><text:s/>1991 <text:s/>cd sensor-simulator/</text:p>
      <text:p text:style-name="Standard"><text:s/>1992 <text:s/>ll</text:p>
      <text:p text:style-name="Standard"><text:s/>1993 <text:s/>cd ..</text:p>
      <text:p text:style-name="Standard"><text:s/>1994 <text:s/>ll</text:p>
      <text:p text:style-name="Standard"><text:s/>1995 <text:s/>ls</text:p>
      <text:p text:style-name="Standard"><text:s/>1996 <text:s/>ll</text:p>
      <text:p text:style-name="Standard"><text:s/>1997 <text:s/>docker compose build --no-cache</text:p>
      <text:p text:style-name="Standard"><text:s/>1998 <text:s/>docker compose up -d</text:p>
      <text:p text:style-name="Standard"><text:s/>1999 <text:s/>docker logs -f sensor-simulator</text:p>
      <text:p text:style-name="Standard"><text:s/>2000 <text:s/>history</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23T12:51:26.645526939</meta:creation-date>
    <dc:date>2025-10-23T12:52:40.871600641</dc:date>
    <meta:editing-duration>PT1M14S</meta:editing-duration>
    <meta:editing-cycles>1</meta:editing-cycles>
    <meta:document-statistic meta:table-count="0" meta:image-count="0" meta:object-count="0" meta:page-count="21" meta:paragraph-count="1001" meta:word-count="4227" meta:character-count="31937" meta:non-whitespace-character-count="26748"/>
    <meta:generator>LibreOffice/7.3.7.2$Linux_X86_64 LibreOffice_project/30$Build-2</meta:generator>
  </office:meta>
</office:document-meta>
</file>